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wmf" manifest:media-type="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00%" fo:text-align="left" style:tab-stop-distance="1in" fo:margin-left="0.94252in" fo:margin-right="0in" fo:text-indent="-0.19803in" fo:margin-top="0.06944in" fo:margin-bottom="0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left" style:tab-stop-distance="1in" fo:margin-left="0.61772in" fo:margin-right="0in" fo:text-indent="-0.24449in" fo:margin-top="0.08681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center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no-wrap" fo:padding-top="0.05039in" fo:padding-bottom="0.05039in" fo:padding-left="0.10079in" fo:padding-right="0.10079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1in" fo:margin-left="0.94252in" fo:margin-right="0in" fo:text-indent="-0.19803in" fo:margin-top="0.06944in" fo:margin-bottom="0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3">
      <style:paragraph-properties fo:line-height="100%" fo:text-align="left" style:tab-stop-distance="1in" fo:margin-left="0.61772in" fo:margin-right="0in" fo:text-indent="-0.24449in" fo:margin-top="0.08681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6">
      <style:paragraph-properties fo:line-height="100%" fo:text-align="left" style:tab-stop-distance="1in" fo:margin-left="0.94252in" fo:margin-right="0in" fo:text-indent="-0.19803in" fo:margin-top="0.06944in" fo:margin-bottom="0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1in" fo:margin-left="0.61772in" fo:margin-right="0in" fo:text-indent="-0.24449in" fo:margin-top="0.08681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1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0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no-wrap" fo:padding-top="0.05039in" fo:padding-bottom="0.05039in" fo:padding-left="0.10079in" fo:padding-right="0.10079in" draw:textarea-vertical-align="bottom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.25in" fo:margin-right="0in" fo:text-indent="-0.25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3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paragraph" style:name="a1707">
      <style:paragraph-properties fo:line-height="100%" fo:text-align="left" style:tab-stop-distance="1in" fo:margin-left="0.61772in" fo:margin-right="0in" fo:text-indent="-0.24449in" fo:margin-top="0.08681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705">
      <text:list-level-style-bullet text:level="1" text:bullet-char="">
        <style:list-level-properties text:space-before="0in" text:min-label-width="0.25in"/>
        <style:text-properties fo:color="#2db6b3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in" text:min-label-width="0.25in"/>
        <style:text-properties fo:color="#2db6b3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2db6b3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2db6b3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2db6b3" fo:font-family="Wingdings" style:font-pitch="variable" style:font-charset="x-symbol" fo:font-size="100%"/>
      </text:list-level-style-bullet>
      <text:list-level-style-bullet text:level="6" text:bullet-char="">
        <style:list-level-properties text:space-before="2.5in" text:min-label-width="0.25in"/>
        <style:text-properties fo:color="#2db6b3" fo:font-family="Wingdings" style:font-pitch="variable" style:font-charset="x-symbol" fo:font-size="100%"/>
      </text:list-level-style-bullet>
      <text:list-level-style-bullet text:level="7" text:bullet-char="">
        <style:list-level-properties text:space-before="3in" text:min-label-width="0.25in"/>
        <style:text-properties fo:color="#2db6b3" fo:font-family="Wingdings" style:font-pitch="variable" style:font-charset="x-symbol" fo:font-size="100%"/>
      </text:list-level-style-bullet>
      <text:list-level-style-bullet text:level="8" text:bullet-char="">
        <style:list-level-properties text:space-before="3.5in" text:min-label-width="0.25in"/>
        <style:text-properties fo:color="#2db6b3" fo:font-family="Wingdings" style:font-pitch="variable" style:font-charset="x-symbol" fo:font-size="100%"/>
      </text:list-level-style-bullet>
      <text:list-level-style-bullet text:level="9" text:bullet-char="">
        <style:list-level-properties text:space-before="4in" text:min-label-width="0.25in"/>
        <style:text-properties fo:color="#2db6b3" fo:font-family="Wingdings" style:font-pitch="variable" style:font-charset="x-symbol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449in" text:min-label-width="0.19803in"/>
        <style:text-properties fo:color="#2db6b3"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449in" text:min-label-width="0.19803in"/>
        <style:text-properties fo:color="#2db6b3"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449in" text:min-label-width="0.19803in"/>
        <style:text-properties fo:color="#2db6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449in" text:min-label-width="0.19803in"/>
        <style:text-properties fo:color="#2db6b3"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–">
        <style:list-level-properties text:space-before="0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323in" text:min-label-width="0.24449in"/>
        <style:text-properties fo:color="#2db6b3" fo:font-family="Arial" style:font-family-generic="swiss" style:font-pitch="variable" fo:font-size="10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726">
      <text:list-level-style-number text:level="1" style:num-format="">
        <style:list-level-properties text:space-before="0in" text:min-label-width="0.24449in"/>
      </text:list-level-style-number>
      <text:list-level-style-number text:level="2" style:num-format="">
        <style:list-level-properties text:space-before="0.37323in" text:min-label-width="0.24449in"/>
      </text:list-level-style-number>
      <text:list-level-style-number text:level="3" style:num-format="">
        <style:list-level-properties text:space-before="0.87323in" text:min-label-width="0.24449in"/>
      </text:list-level-style-number>
      <text:list-level-style-number text:level="4" style:num-format="">
        <style:list-level-properties text:space-before="1.37323in" text:min-label-width="0.24449in"/>
      </text:list-level-style-number>
      <text:list-level-style-number text:level="5" style:num-format="">
        <style:list-level-properties text:space-before="1.87323in" text:min-label-width="0.24449in"/>
      </text:list-level-style-number>
      <text:list-level-style-number text:level="6" style:num-format="">
        <style:list-level-properties text:space-before="2.37323in" text:min-label-width="0.24449in"/>
      </text:list-level-style-number>
      <text:list-level-style-number text:level="7" style:num-format="">
        <style:list-level-properties text:space-before="2.87323in" text:min-label-width="0.24449in"/>
      </text:list-level-style-number>
      <text:list-level-style-number text:level="8" style:num-format="">
        <style:list-level-properties text:space-before="3.37323in" text:min-label-width="0.24449in"/>
      </text:list-level-style-number>
      <text:list-level-style-number text:level="9" style:num-format="">
        <style:list-level-properties text:space-before="3.87323in" text:min-label-width="0.24449in"/>
      </text:list-level-style-number>
    </text:list-style>
    <text:list-style style:name="a1714">
      <text:list-level-style-bullet text:level="1" text:bullet-char="–">
        <style:list-level-properties text:space-before="0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323in" text:min-label-width="0.24449in"/>
        <style:text-properties fo:color="#2db6b3"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–">
        <style:list-level-properties text:space-before="0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3" text:bullet-char="–">
        <style:list-level-properties text:space-before="0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4" text:bullet-char="–">
        <style:list-level-properties text:space-before="1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5" text:bullet-char="–">
        <style:list-level-properties text:space-before="1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7323in" text:min-label-width="0.24449in"/>
        <style:text-properties fo:color="#2db6b3"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7323in" text:min-label-width="0.24449in"/>
        <style:text-properties fo:color="#2db6b3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682" draw:master-page-name="Master2-Layout7-blank-Blank" presentation:presentation-page-layout-name="Master2-PPL7" draw:id="Slide-256">
        <draw:frame draw:id="id318" presentation:style-name="a1685" draw:name="Title 1" svg:x="0.42677in" svg:y="2.72717in" svg:width="8.69961in" svg:height="1.60787in" presentation:class="title" presentation:placeholder="false">
          <draw:text-box>
            <text:p text:style-name="a1684" text:class-names="" text:cond-style-name=""><text:span text:style-name="a1683" text:class-names="">Understanding PHP Opcodes</text:span></text:p>
          </draw:text-box>
          <svg:title/>
          <svg:desc/>
        </draw:frame>
        <draw:frame draw:id="id319" presentation:style-name="a1689" draw:name="Subtitle 2" svg:x="2.13189in" svg:y="4.49134in" svg:width="7in" svg:height="1.09252in" presentation:class="subtitle" presentation:placeholder="false">
          <draw:text-box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Andy Wharmb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95">
          <draw:frame draw:id="id320" draw:style-name="a1692" draw:name="Slide Number Placeholder 8" svg:x="4.24842in" svg:y="9.49764in" svg:width="3.24803in" svg:height="0.49843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  <draw:custom-shape svg:x="1.25in" svg:y="0.75in" svg:width="5in" svg:height="3.75in" draw:id="id321" draw:style-name="a1693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2" presentation:style-name="a1694" draw:name="Notes Placeholder 2" svg:x="0.75in" svg:y="4.75in" svg:width="5.99843in" svg:height="4.49921in" presentation:class="notes" presentation:placeholder="true">
            <draw:text-box/>
            <svg:title/>
            <svg:desc/>
          </draw:frame>
        </presentation:notes>
      </draw:page>
      <draw:page draw:name="page2" draw:style-name="a1696" draw:master-page-name="Master1-Layout7-blank-Blank" presentation:presentation-page-layout-name="Master1-PPL7" draw:id="Slide-257">
        <draw:frame draw:id="id323" draw:style-name="a1699" draw:name="Slide Number Placeholder 1" svg:x="0.16811in" svg:y="7.10945in" svg:width="1.09882in" svg:height="0.34921in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  <draw:frame draw:id="id324" presentation:style-name="a1702" draw:name="Title 1" svg:x="0.1685in" svg:y="0.82008in" svg:width="9.01732in" svg:height="0.67795in" presentation:class="title" presentation:placeholder="false">
          <draw:text-box>
            <text:p text:style-name="a1701" text:class-names="" text:cond-style-name=""><text:span text:style-name="a1700" text:class-names="">PHP Opcodes</text:span></text:p>
          </draw:text-box>
          <svg:title/>
          <svg:desc/>
        </draw:frame>
        <draw:frame draw:id="id325" presentation:style-name="a1727" draw:name="Text Placeholder 2" svg:x="0.68189in" svg:y="1.69449in" svg:width="8.50354in" svg:height="5.17756in" presentation:class="outline" presentation:placeholder="false">
          <draw:text-box>
            <text:list text:style-name="a1705">
              <text:list-item>
                <text:p text:style-name="a1704" text:class-names="" text:cond-style-name=""><text:span text:style-name="a1703" text:class-names="">Presentation splits into 3 sections</text:span></text:p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>Generation of opcodes</text:span></text:p>
                  </text:list-item>
                </text:list>
              </text:list-item>
            </text:list>
            <text:list text:style-name="a1711">
              <text:list-item>
                <text:list text:style-name="a1711">
                  <text:list-item>
                    <text:list text:style-name="a1711">
                      <text:list-item>
                        <text:p text:style-name="a1710" text:class-names="" text:cond-style-name=""><text:span text:style-name="a1709" text:class-names="">ZEND_COMPILE</text:span></text:p>
                      </text:list-item>
                    </text:list>
                  </text:list-item>
                </text:list>
              </text:list-item>
            </text:list>
            <text:list text:style-name="a1714">
              <text:list-item>
                <text:list text:style-name="a1714">
                  <text:list-item>
                    <text:p text:style-name="a1713" text:class-names="" text:cond-style-name=""><text:span text:style-name="a1712" text:class-names="">Generation of the Interpreter code</text:span></text:p>
                  </text:list-item>
                </text:list>
              </text:list-item>
            </text:list>
            <text:list text:style-name="a1717">
              <text:list-item>
                <text:list text:style-name="a1717">
                  <text:list-item>
                    <text:list text:style-name="a1717">
                      <text:list-item>
                        <text:p text:style-name="a1716" text:class-names="" text:cond-style-name=""><text:span text:style-name="a1715" text:class-names="">Interpreter comes in many flavours!!</text:span></text:p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8" text:class-names="">Execution of opcodes</text:span></text:p>
                  </text:list-item>
                </text:list>
              </text:list-item>
            </text:list>
            <text:list text:style-name="a1723">
              <text:list-item>
                <text:list text:style-name="a1723">
                  <text:list-item>
                    <text:list text:style-name="a1723">
                      <text:list-item>
                        <text:p text:style-name="a1722" text:class-names="" text:cond-style-name=""><text:span text:style-name="a1721" text:class-names="">ZEND_EXECUTE</text:span></text:p>
                      </text:list-item>
                    </text:list>
                  </text:list-item>
                </text:list>
              </text:list-item>
            </text:list>
            <text:list text:style-name="a1726">
              <text:list-item>
                <text:list text:style-name="a1726">
                  <text:list-item>
                    <text:p text:style-name="a1725" text:class-names="" text:cond-style-name=""><text:span text:style-name="a172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33">
          <draw:frame draw:id="id326" draw:style-name="a1730" draw:name="Slide Number Placeholder 8" svg:x="4.24842in" svg:y="9.49764in" svg:width="3.24803in" svg:height="0.49843in">
            <draw:text-box>
              <text:p text:style-name="a1729" text:class-names="" text:cond-style-name=""><text:span text:style-name="a1728" text:class-names=""><text:page-number style:num-format="1" text:fixed="false"/></text:span></text:p>
            </draw:text-box>
            <svg:title/>
            <svg:desc/>
          </draw:frame>
          <draw:custom-shape svg:x="1.25in" svg:y="0.75in" svg:width="5in" svg:height="3.75in" draw:id="id327" draw:style-name="a1731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8" presentation:style-name="a1732" draw:name="Notes Placeholder 2" svg:x="0.75in" svg:y="4.75in" svg:width="5.99843in" svg:height="4.4992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2" style:display-name="Title and Content">
      <presentation:placeholder presentation:object="title" svg:x="0.16811in" svg:y="0.95276in" svg:width="9.01535in" svg:height="0.5437in"/>
      <presentation:placeholder presentation:object="object" svg:x="0.75in" svg:y="1.94213in" svg:width="8.50157in" svg:height="4.26614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4" style:display-name="Two Content">
      <presentation:placeholder presentation:object="title" svg:x="0.16811in" svg:y="0.95276in" svg:width="9.01535in" svg:height="0.5437in"/>
      <presentation:placeholder presentation:object="object" svg:x="0.75in" svg:y="1.94271in" svg:width="4.16667in" svg:height="4.26562in"/>
      <presentation:placeholder presentation:object="object" svg:x="5.08333in" svg:y="1.94271in" svg:width="4.1684in" svg:height="4.26562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6" style:display-name="Title Only">
      <presentation:placeholder presentation:object="title" svg:x="0.16811in" svg:y="0.95276in" svg:width="9.01535in" svg:height="0.5437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7" style:display-name="Blank"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10" style:display-name="Title and Vertical Text">
      <presentation:placeholder presentation:object="title" svg:x="0.16811in" svg:y="0.95276in" svg:width="9.01535in" svg:height="0.5437in"/>
      <presentation:placeholder presentation:object="outline" svg:x="0.75in" svg:y="1.94213in" svg:width="8.50157in" svg:height="4.26614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1-PPL11" style:display-name="Vertical Title and Text">
      <presentation:placeholder presentation:object="title" svg:x="6.9809in" svg:y="0.95313in" svg:width="2.27083in" svg:height="5.25521in"/>
      <presentation:placeholder presentation:object="outline" svg:x="0.1684in" svg:y="0.95313in" svg:width="6.64583in" svg:height="5.25521in"/>
      <presentation:placeholder presentation:object="page-number" svg:x="0.16811in" svg:y="7.10945in" svg:width="1.09882in" svg:height="0.34921in"/>
      <presentation:placeholder presentation:object="footer" svg:x="1.08307in" svg:y="7.10945in" svg:width="4.16654in" svg:height="0.30787in"/>
      <presentation:placeholder presentation:object="date-time" svg:x="5.96693in" svg:y="7.10945in" svg:width="2.12677in" svg:height="0.30787in"/>
    </style:presentation-page-layout>
    <style:presentation-page-layout style:name="Master2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2" style:display-name="Title and Content">
      <presentation:placeholder presentation:object="title" svg:x="0.42677in" svg:y="2.72717in" svg:width="8.69803in" svg:height="1.6063in"/>
      <presentation:placeholder presentation:object="object" svg:x="0.5in" svg:y="1.75512in" svg:width="8.99843in" svg:height="4.94843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4" style:display-name="Two Content">
      <presentation:placeholder presentation:object="title" svg:x="0.42677in" svg:y="2.72717in" svg:width="8.69803in" svg:height="1.6063in"/>
      <presentation:placeholder presentation:object="object" svg:x="0.5in" svg:y="1.75521in" svg:width="4.41493in" svg:height="4.94792in"/>
      <presentation:placeholder presentation:object="object" svg:x="5.0816in" svg:y="1.75521in" svg:width="4.41667in" svg:height="4.94792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6" style:display-name="Title Only">
      <presentation:placeholder presentation:object="title" svg:x="0.42677in" svg:y="2.72717in" svg:width="8.69803in" svg:height="1.6063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7" style:display-name="Blank"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10" style:display-name="Title and Vertical Text">
      <presentation:placeholder presentation:object="title" svg:x="0.42677in" svg:y="2.72717in" svg:width="8.69803in" svg:height="1.6063in"/>
      <presentation:placeholder presentation:object="outline" svg:x="0.5in" svg:y="1.75512in" svg:width="8.99843in" svg:height="4.94843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presentation-page-layout style:name="Master2-PPL11" style:display-name="Vertical Title and Text">
      <presentation:placeholder presentation:object="title" svg:x="7.2309in" svg:y="1.75521in" svg:width="2.26736in" svg:height="4.94792in"/>
      <presentation:placeholder presentation:object="outline" svg:x="0.42708in" svg:y="1.75521in" svg:width="6.63715in" svg:height="4.94792in"/>
      <presentation:placeholder presentation:object="footer" svg:x="2.21338in" svg:y="6.80394in" svg:width="3.16693in" svg:height="0.35118in"/>
      <presentation:placeholder presentation:object="date-time" svg:x="5.89567in" svg:y="6.80394in" svg:width="1.76929in" svg:height="0.3511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1120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draw:fill="none" draw:stroke="none"/>
    </style:style>
    <style:style style:family="graphic" style:name="a13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308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1">
      <style:graphic-properties draw:fill="none" draw:stroke="none"/>
    </style:style>
    <style:style style:family="drawing-page" style:name="a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4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2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51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none" draw:stroke="non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33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6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2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51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34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draw:fill="none" draw:stroke="non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7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23" style:parent-style-name="Graphics">
      <style:graphic-properties draw:fill="none" fo:clip="rect(0in, 0in, 0in, 0in)" draw:stroke="none" draw:luminance="0%" draw:contrast="0%" draw:imag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8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5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6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9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draw:fill="none" draw:stroke="non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13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1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75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74" style:parent-style-name="Graphics">
      <style:graphic-properties draw:fill="none" fo:clip="rect(0in, 0in, 0in, 0in)" draw:stroke="none" draw:luminance="0%" draw:contrast="0%" draw:image-opacity="100%"/>
    </style:style>
    <style:style style:family="text" style:name="a376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9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8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92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8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1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6" style:parent-style-name="Graphics">
      <style:graphic-properties draw:fill="none" fo:clip="rect(0in, 0in, 0in, 0in)" draw:stroke="none" draw:luminance="0%" draw:contrast="0%" draw:image-opacity="100%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draw:fill="none" draw:stroke="none"/>
    </style:style>
    <style:style style:family="graphic" style:name="a79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98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9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draw:fill="none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2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03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">
      <style:paragraph-properties fo:line-height="100%" fo:text-align="center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1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4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9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12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6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8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0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0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4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fo:clip="rect(0in, 0in, 0in, 0in)" draw:stroke="none" draw:luminance="0%" draw:contrast="0%" draw:image-opacity="100%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14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4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none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22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2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presentation" style:name="a1455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6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61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61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 style:parent-style-name="Graphics">
      <style:graphic-properties draw:fill="none" fo:clip="rect(0in, 0in, 0in, 0in)" draw:stroke="none" draw:luminance="0%" draw:contrast="0%" draw:imag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270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7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475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78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5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658">
      <style:graphic-properties draw:fill="none" draw:stroke="none"/>
    </style:style>
    <style:style style:family="graphic" style:name="a28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8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85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64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83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.12153in" fo:margin-bottom="0.05208in" style:punctuation-wrap="hanging" style:vertical-align="auto" style:writing-mode="lr-tb">
        <style:tab-stops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presentation" style:name="a84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7889fb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non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118in" fo:padding-bottom="0.05118in" fo:padding-left="0.09843in" fo:padding-right="0.09843in" draw:textarea-vertical-align="top" draw:textarea-horizontal-align="left" draw:fill="none" draw:stroke="solid" svg:stroke-width="0.01378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039in" fo:padding-bottom="0.05039in" fo:padding-left="0.10079in" fo:padding-right="0.1007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.25in" fo:margin-right="0in" fo:text-indent="0in" fo:margin-top="0.12153in" fo:margin-bottom="0.05208in" style:punctuation-wrap="hanging" style:vertical-align="auto" style:writing-mode="lr-tb">
        <style:tab-stops>
          <style:tab-stop style:position="0.24094in"/>
          <style:tab-stop style:position="0.73228in"/>
          <style:tab-stop style:position="1.22362in"/>
          <style:tab-stop style:position="1.71496in"/>
          <style:tab-stop style:position="2.2063in"/>
          <style:tab-stop style:position="2.69764in"/>
          <style:tab-stop style:position="3.18898in"/>
          <style:tab-stop style:position="3.68031in"/>
          <style:tab-stop style:position="4.17165in"/>
          <style:tab-stop style:position="4.66299in"/>
          <style:tab-stop style:position="5.15433in"/>
          <style:tab-stop style:position="5.64567in"/>
          <style:tab-stop style:position="6.13701in"/>
          <style:tab-stop style:position="6.62835in"/>
          <style:tab-stop style:position="7.11969in"/>
          <style:tab-stop style:position="7.61102in"/>
          <style:tab-stop style:position="8.10236in"/>
          <style:tab-stop style:position="8.5937in"/>
          <style:tab-stop style:position="9.08504in"/>
          <style:tab-stop style:position="9.57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8" style:parent-style-name="Graphics">
      <style:graphic-properties draw:fill="none" fo:clip="rect(0in, 0in, 0in, 0in)" draw:stroke="none" draw:luminance="0%" draw:contrast="0%" draw:imag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DejaVu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7889fb" draw:opacity="100%" draw:stroke="solid" svg:stroke-width="0.01378in" svg:stroke-color="#7889fb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8%" fo:text-align="left" style:tab-stop-distance="1in" fo:margin-left="0.37323in" fo:margin-right="0in" fo:text-indent="-0.37323in" fo:margin-top="0.0625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2087in" fo:padding-bottom="0.02087in" fo:padding-left="0.02087in" fo:padding-right="0.0208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3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custom-shape svg:x="0.00512in" svg:y="0.00512in" svg:width="9.98622in" svg:height="0.40984in" draw:id="id0" draw:style-name="a3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1" draw:style-name="a6" draw:name="Free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9" draw:name="Title Placeholder 3" svg:x="0.16811in" svg:y="0.95276in" svg:width="9.01535in" svg:height="0.5437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6" draw:name="Text Placeholder 4" svg:x="0.75in" svg:y="1.94213in" svg:width="8.50157in" svg:height="4.2661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2.07165in" svg:y="0.05748in" svg:width="0.25748in" svg:height="0.39134in" draw:id="id4" draw:style-name="a29" draw:name="Freeform 5">
        <svg:title/>
        <svg:desc/>
        <text:p text:style-name="a28" text:class-names="" text:cond-style-name=""><text:span text:style-name="a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5" draw:style-name="a32" draw:name="Freeform 6">
        <svg:title/>
        <svg:desc/>
        <text:p text:style-name="a31" text:class-names="" text:cond-style-name=""><text:span text:style-name="a30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" draw:style-name="a33" draw:name="Picture 7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frame draw:id="id7" presentation:style-name="a36" draw:name="Slide Number Placeholder 8" svg:x="0.16811in" svg:y="7.10945in" svg:width="1.09882in" svg:height="0.3492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frame draw:id="id8" presentation:style-name="a39" draw:name="Footer Placeholder 9" svg:x="1.08307in" svg:y="7.10945in" svg:width="4.16654in" svg:height="0.30787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9" presentation:style-name="a42" draw:name="Date Placeholder 10" svg:x="5.96693in" svg:y="7.10945in" svg:width="2.12677in" svg:height="0.30787in" presentation:class="date-tim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custom-shape svg:x="1.08346in" svg:y="0.16142in" svg:width="0.00157in" svg:height="0.25709in" draw:id="id10" draw:style-name="a45" draw:name="Straight Connector 11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1" draw:style-name="a48" draw:name="Straight Connector 12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71">
        <draw:custom-shape svg:x="0in" svg:y="0in" svg:width="7.5in" svg:height="10in" draw:id="id12" draw:style-name="a51" draw:name="Rectangle 1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54" draw:name="Freeform 2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57" draw:name="Header Placeholder 3" svg:x="-0.00039in" svg:y="0in" svg:width="3.24843in" svg:height="0.49882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5" presentation:style-name="a60" draw:name="Date Placeholder 4" svg:x="4.24842in" svg:y="0in" svg:width="3.24803in" svg:height="0.49882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61" draw:name="Slide Image Placeholder 5">
          <svg:title/>
          <svg:desc/>
        </draw:page-thumbnail>
        <draw:frame draw:id="id17" presentation:style-name="a64" draw:name="Notes Placeholder 6" svg:x="0.75in" svg:y="4.75in" svg:width="5.99843in" svg:height="4.49882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8" presentation:style-name="a67" draw:name="Footer Placeholder 7" svg:x="-0.00039in" svg:y="9.49764in" svg:width="3.24843in" svg:height="0.49843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9" presentation:style-name="a70" draw:name="Slide Number Placeholder 8" svg:x="4.24842in" svg:y="9.49764in" svg:width="3.24803in" svg:height="0.49843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.00512in" svg:y="0.00512in" svg:width="9.98622in" svg:height="0.40984in" draw:id="id20" draw:layer="Master1-bg" draw:style-name="a75" draw:name="Freeform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21" draw:layer="Master1-bg" draw:style-name="a78" draw:name="Freeform 7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22" draw:layer="Master1-bg" draw:style-name="a81" draw:name="Freeform 8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23" draw:layer="Master1-bg" draw:style-name="a84" draw:name="Freeform 9">
        <svg:title/>
        <svg:desc/>
        <text:p text:style-name="a83" text:class-names="" text:cond-style-name=""><text:span text:style-name="a82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" draw:layer="Master1-bg" draw:style-name="a85" draw:name="Picture 10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25" draw:layer="Master1-bg" draw:style-name="a88" draw:name="Straight Connector 11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26" draw:layer="Master1-bg" draw:style-name="a91" draw:name="Straight Connector 12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7" presentation:style-name="a95" draw:name="Title 1" svg:x="1.25in" svg:y="1.22743in" svg:width="7.5in" svg:height="2.61111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28" presentation:style-name="a99" draw:name="Subtitle 2" svg:x="1.25in" svg:y="3.93924in" svg:width="7.5in" svg:height="1.81076in" presentation:class="subtitle" presentation:placeholder="false">
        <draw:text-box>
          <text:p text:style-name="a98" text:class-names="" text:cond-style-name=""><text:span text:style-name="a96" text:class-names="">Click to edit Master subtitle style</text:span><text:span text:style-name="a97" text:class-names=""/></text:p>
        </draw:text-box>
        <svg:title/>
        <svg:desc/>
      </draw:frame>
      <draw:frame draw:id="id29" presentation:style-name="a103" draw:name="Slide Number Placeholder 3" svg:x="0.16811in" svg:y="7.10945in" svg:width="1.09882in" svg:height="0.3492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draw:frame draw:id="id30" presentation:style-name="a106" draw:name="Footer Placeholder 4" svg:x="1.08307in" svg:y="7.10945in" svg:width="4.16654in" svg:height="0.30787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31" presentation:style-name="a109" draw:name="Date Placeholder 5" svg:x="5.96693in" svg:y="7.10945in" svg:width="2.12677in" svg:height="0.3078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presentation:notes style:page-layout-name="pageLayout2" draw:style-name="a132">
        <draw:custom-shape svg:x="0in" svg:y="0in" svg:width="7.5in" svg:height="10in" draw:id="id12" draw:style-name="a112" draw:name="Rectangle 1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15" draw:name="Freeform 2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18" draw:name="Header Placeholder 3" svg:x="-0.00039in" svg:y="0in" svg:width="3.24843in" svg:height="0.49882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5" presentation:style-name="a121" draw:name="Date Placeholder 4" svg:x="4.24842in" svg:y="0in" svg:width="3.24803in" svg:height="0.49882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22" draw:name="Slide Image Placeholder 5">
          <svg:title/>
          <svg:desc/>
        </draw:page-thumbnail>
        <draw:frame draw:id="id17" presentation:style-name="a125" draw:name="Notes Placeholder 6" svg:x="0.75in" svg:y="4.75in" svg:width="5.99843in" svg:height="4.49882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8" presentation:style-name="a128" draw:name="Footer Placeholder 7" svg:x="-0.00039in" svg:y="9.49764in" svg:width="3.24843in" svg:height="0.49843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9" presentation:style-name="a131" draw:name="Slide Number Placeholder 8" svg:x="4.24842in" svg:y="9.49764in" svg:width="3.24803in" svg:height="0.49843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3">
      <draw:custom-shape svg:x="0.00512in" svg:y="0.00512in" svg:width="9.98622in" svg:height="0.40984in" draw:id="id32" draw:layer="Master1-bg" draw:style-name="a136" draw:name="Freeform 6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33" draw:layer="Master1-bg" draw:style-name="a139" draw:name="Freeform 7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34" draw:layer="Master1-bg" draw:style-name="a142" draw:name="Freeform 8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35" draw:layer="Master1-bg" draw:style-name="a145" draw:name="Freeform 9">
        <svg:title/>
        <svg:desc/>
        <text:p text:style-name="a144" text:class-names="" text:cond-style-name=""><text:span text:style-name="a143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6" draw:layer="Master1-bg" draw:style-name="a146" draw:name="Picture 10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37" draw:layer="Master1-bg" draw:style-name="a149" draw:name="Straight Connector 11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38" draw:layer="Master1-bg" draw:style-name="a152" draw:name="Straight Connector 12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presentation:style-name="a156" draw:name="Title 1" svg:x="0.16811in" svg:y="0.95276in" svg:width="9.01535in" svg:height="0.5437in" presentation:class="title" presentation:placeholder="false">
        <draw:text-box>
          <text:p text:style-name="a155" text:class-names="" text:cond-style-name=""><text:span text:style-name="a153" text:class-names="">Click to edit Master title style</text:span><text:span text:style-name="a154" text:class-names=""/></text:p>
        </draw:text-box>
        <svg:title/>
        <svg:desc/>
      </draw:frame>
      <draw:frame draw:id="id40" presentation:style-name="a172" draw:name="Content Placeholder 2" svg:x="0.75in" svg:y="1.94213in" svg:width="8.50157in" svg:height="4.26614in" presentation:class="object" presentation:placeholder="false">
        <draw:text-box>
          <text:p text:style-name="a158" text:class-names="" text:cond-style-name=""><text:span text:style-name="a157" text:class-names="">Click to 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6" draw:name="Slide Number Placeholder 3" svg:x="0.16811in" svg:y="7.10945in" svg:width="1.09882in" svg:height="0.34921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/></text:span><text:span text:style-name="a174" text:class-names=""/></text:p>
        </draw:text-box>
        <svg:title/>
        <svg:desc/>
      </draw:frame>
      <draw:frame draw:id="id42" presentation:style-name="a179" draw:name="Footer Placeholder 4" svg:x="1.08307in" svg:y="7.10945in" svg:width="4.16654in" svg:height="0.30787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43" presentation:style-name="a182" draw:name="Date Placeholder 5" svg:x="5.96693in" svg:y="7.10945in" svg:width="2.12677in" svg:height="0.30787in" presentation:class="date-time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presentation:notes style:page-layout-name="pageLayout2" draw:style-name="a205">
        <draw:custom-shape svg:x="0in" svg:y="0in" svg:width="7.5in" svg:height="10in" draw:id="id12" draw:style-name="a185" draw:name="Rectangle 1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88" draw:name="Freeform 2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91" draw:name="Header Placeholder 3" svg:x="-0.00039in" svg:y="0in" svg:width="3.24843in" svg:height="0.49882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5" presentation:style-name="a194" draw:name="Date Placeholder 4" svg:x="4.24842in" svg:y="0in" svg:width="3.24803in" svg:height="0.49882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95" draw:name="Slide Image Placeholder 5">
          <svg:title/>
          <svg:desc/>
        </draw:page-thumbnail>
        <draw:frame draw:id="id17" presentation:style-name="a198" draw:name="Notes Placeholder 6" svg:x="0.75in" svg:y="4.75in" svg:width="5.99843in" svg:height="4.49882in" presentation:class="notes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8" presentation:style-name="a201" draw:name="Footer Placeholder 7" svg:x="-0.00039in" svg:y="9.49764in" svg:width="3.24843in" svg:height="0.49843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9" presentation:style-name="a204" draw:name="Slide Number Placeholder 8" svg:x="4.24842in" svg:y="9.49764in" svg:width="3.24803in" svg:height="0.49843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6">
      <draw:custom-shape svg:x="0.00512in" svg:y="0.00512in" svg:width="9.98622in" svg:height="0.40984in" draw:id="id44" draw:layer="Master1-bg" draw:style-name="a209" draw:name="Freeform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45" draw:layer="Master1-bg" draw:style-name="a212" draw:name="Freeform 7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46" draw:layer="Master1-bg" draw:style-name="a215" draw:name="Freeform 8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47" draw:layer="Master1-bg" draw:style-name="a218" draw:name="Freeform 9">
        <svg:title/>
        <svg:desc/>
        <text:p text:style-name="a217" text:class-names="" text:cond-style-name=""><text:span text:style-name="a216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8" draw:layer="Master1-bg" draw:style-name="a219" draw:name="Picture 10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49" draw:layer="Master1-bg" draw:style-name="a222" draw:name="Straight Connector 11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50" draw:layer="Master1-bg" draw:style-name="a225" draw:name="Straight Connector 12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1" presentation:style-name="a229" draw:name="Title 1" svg:x="0.68229in" svg:y="1.86979in" svg:width="8.625in" svg:height="3.11979in" presentation:class="title" presentation:placeholder="false">
        <draw:text-box>
          <text:p text:style-name="a228" text:class-names="" text:cond-style-name=""><text:span text:style-name="a226" text:class-names="">Click to edit Master title style</text:span><text:span text:style-name="a227" text:class-names=""/></text:p>
        </draw:text-box>
        <svg:title/>
        <svg:desc/>
      </draw:frame>
      <draw:frame draw:id="id52" presentation:style-name="a233" draw:name="Text Placeholder 2" svg:x="0.68229in" svg:y="5.0191in" svg:width="8.625in" svg:height="1.64062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53" presentation:style-name="a237" draw:name="Slide Number Placeholder 3" svg:x="0.16811in" svg:y="7.10945in" svg:width="1.09882in" svg:height="0.3492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  <draw:frame draw:id="id54" presentation:style-name="a240" draw:name="Footer Placeholder 4" svg:x="1.08307in" svg:y="7.10945in" svg:width="4.16654in" svg:height="0.30787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5" presentation:style-name="a243" draw:name="Date Placeholder 5" svg:x="5.96693in" svg:y="7.10945in" svg:width="2.12677in" svg:height="0.30787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presentation:notes style:page-layout-name="pageLayout2" draw:style-name="a266">
        <draw:custom-shape svg:x="0in" svg:y="0in" svg:width="7.5in" svg:height="10in" draw:id="id12" draw:style-name="a246" draw:name="Rectangle 1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249" draw:name="Freeform 2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252" draw:name="Header Placeholder 3" svg:x="-0.00039in" svg:y="0in" svg:width="3.24843in" svg:height="0.49882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5" presentation:style-name="a255" draw:name="Date Placeholder 4" svg:x="4.24842in" svg:y="0in" svg:width="3.24803in" svg:height="0.49882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256" draw:name="Slide Image Placeholder 5">
          <svg:title/>
          <svg:desc/>
        </draw:page-thumbnail>
        <draw:frame draw:id="id17" presentation:style-name="a259" draw:name="Notes Placeholder 6" svg:x="0.75in" svg:y="4.75in" svg:width="5.99843in" svg:height="4.49882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8" presentation:style-name="a262" draw:name="Footer Placeholder 7" svg:x="-0.00039in" svg:y="9.49764in" svg:width="3.24843in" svg:height="0.49843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9" presentation:style-name="a265" draw:name="Slide Number Placeholder 8" svg:x="4.24842in" svg:y="9.49764in" svg:width="3.24803in" svg:height="0.49843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7">
      <draw:custom-shape svg:x="0.00512in" svg:y="0.00512in" svg:width="9.98622in" svg:height="0.40984in" draw:id="id56" draw:layer="Master1-bg" draw:style-name="a270" draw:name="Freeform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57" draw:layer="Master1-bg" draw:style-name="a273" draw:name="Freeform 8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58" draw:layer="Master1-bg" draw:style-name="a276" draw:name="Freeform 9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59" draw:layer="Master1-bg" draw:style-name="a279" draw:name="Freeform 10">
        <svg:title/>
        <svg:desc/>
        <text:p text:style-name="a278" text:class-names="" text:cond-style-name=""><text:span text:style-name="a277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draw:layer="Master1-bg" draw:style-name="a280" draw:name="Picture 11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61" draw:layer="Master1-bg" draw:style-name="a283" draw:name="Straight Connector 12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62" draw:layer="Master1-bg" draw:style-name="a286" draw:name="Straight Connector 13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90" draw:name="Title 1" svg:x="0.16811in" svg:y="0.95276in" svg:width="9.01535in" svg:height="0.5437in" presentation:class="title" presentation:placeholder="false">
        <draw:text-box>
          <text:p text:style-name="a289" text:class-names="" text:cond-style-name=""><text:span text:style-name="a287" text:class-names="">Click to edit Master title style</text:span><text:span text:style-name="a288" text:class-names=""/></text:p>
        </draw:text-box>
        <svg:title/>
        <svg:desc/>
      </draw:frame>
      <draw:frame draw:id="id64" presentation:style-name="a306" draw:name="Content Placeholder 2" svg:x="0.75in" svg:y="1.94271in" svg:width="4.16667in" svg:height="4.26562in" presentation:class="object" presentation:placeholder="false">
        <draw:text-box>
          <text:p text:style-name="a292" text:class-names="" text:cond-style-name=""><text:span text:style-name="a291" text:class-names="">Click to edit Master text styles</text:span></text:p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ifth le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22" draw:name="Content Placeholder 3" svg:x="5.08333in" svg:y="1.94271in" svg:width="4.1684in" svg:height="4.26562in" presentation:class="object" presentation:placeholder="false">
        <draw:text-box>
          <text:p text:style-name="a308" text:class-names="" text:cond-style-name=""><text:span text:style-name="a307" text:class-names="">Click to edit Master text styles</text:span></text:p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26" draw:name="Slide Number Placeholder 4" svg:x="0.16811in" svg:y="7.10945in" svg:width="1.09882in" svg:height="0.3492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  <draw:frame draw:id="id67" presentation:style-name="a329" draw:name="Footer Placeholder 5" svg:x="1.08307in" svg:y="7.10945in" svg:width="4.16654in" svg:height="0.30787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8" presentation:style-name="a332" draw:name="Date Placeholder 6" svg:x="5.96693in" svg:y="7.10945in" svg:width="2.12677in" svg:height="0.30787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presentation:notes style:page-layout-name="pageLayout2" draw:style-name="a355">
        <draw:custom-shape svg:x="0in" svg:y="0in" svg:width="7.5in" svg:height="10in" draw:id="id12" draw:style-name="a335" draw:name="Rectangle 1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338" draw:name="Freeform 2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341" draw:name="Header Placeholder 3" svg:x="-0.00039in" svg:y="0in" svg:width="3.24843in" svg:height="0.49882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5" presentation:style-name="a344" draw:name="Date Placeholder 4" svg:x="4.24842in" svg:y="0in" svg:width="3.24803in" svg:height="0.49882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345" draw:name="Slide Image Placeholder 5">
          <svg:title/>
          <svg:desc/>
        </draw:page-thumbnail>
        <draw:frame draw:id="id17" presentation:style-name="a348" draw:name="Notes Placeholder 6" svg:x="0.75in" svg:y="4.75in" svg:width="5.99843in" svg:height="4.49882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8" presentation:style-name="a351" draw:name="Footer Placeholder 7" svg:x="-0.00039in" svg:y="9.49764in" svg:width="3.24843in" svg:height="0.49843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9" presentation:style-name="a354" draw:name="Slide Number Placeholder 8" svg:x="4.24842in" svg:y="9.49764in" svg:width="3.24803in" svg:height="0.49843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6">
      <draw:custom-shape svg:x="0.00512in" svg:y="0.00512in" svg:width="9.98622in" svg:height="0.40984in" draw:id="id69" draw:layer="Master1-bg" draw:style-name="a359" draw:name="Freeform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70" draw:layer="Master1-bg" draw:style-name="a362" draw:name="Freeform 10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71" draw:layer="Master1-bg" draw:style-name="a365" draw:name="Freeform 11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72" draw:layer="Master1-bg" draw:style-name="a368" draw:name="Freeform 12">
        <svg:title/>
        <svg:desc/>
        <text:p text:style-name="a367" text:class-names="" text:cond-style-name=""><text:span text:style-name="a366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draw:layer="Master1-bg" draw:style-name="a369" draw:name="Picture 13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74" draw:layer="Master1-bg" draw:style-name="a372" draw:name="Straight Connector 14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75" draw:layer="Master1-bg" draw:style-name="a375" draw:name="Straight Connector 15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6" presentation:style-name="a379" draw:name="Title 1" svg:x="0.68924in" svg:y="0.39931in" svg:width="8.625in" svg:height="1.44965in" presentation:class="title" presentation:placeholder="false">
        <draw:text-box>
          <text:p text:style-name="a378" text:class-names="" text:cond-style-name=""><text:span text:style-name="a376" text:class-names="">Click to edit Master title style</text:span><text:span text:style-name="a377" text:class-names=""/></text:p>
        </draw:text-box>
        <svg:title/>
        <svg:desc/>
      </draw:frame>
      <draw:frame draw:id="id77" presentation:style-name="a383" draw:name="Text Placeholder 2" svg:x="0.68924in" svg:y="1.83854in" svg:width="4.2309in" svg:height="0.90104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</draw:text-box>
        <svg:title/>
        <svg:desc/>
      </draw:frame>
      <draw:frame draw:id="id78" presentation:style-name="a399" draw:name="Content Placeholder 3" svg:x="0.68924in" svg:y="2.73958in" svg:width="4.2309in" svg:height="4.02951in" presentation:class="object" presentation:placeholder="false">
        <draw:text-box>
          <text:p text:style-name="a385" text:class-names="" text:cond-style-name=""><text:span text:style-name="a384" text:class-names="">Click to edit Master text styles</text:span></text:p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03" draw:name="Text Placeholder 4" svg:x="5.0625in" svg:y="1.83854in" svg:width="4.25174in" svg:height="0.90104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80" presentation:style-name="a419" draw:name="Content Placeholder 5" svg:x="5.0625in" svg:y="2.73958in" svg:width="4.25174in" svg:height="4.02951in" presentation:class="object" presentation:placeholder="false">
        <draw:text-box>
          <text:p text:style-name="a405" text:class-names="" text:cond-style-name=""><text:span text:style-name="a404" text:class-names="">Click to edit Master text styles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cond le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hird le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ifth le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23" draw:name="Slide Number Placeholder 6" svg:x="0.16811in" svg:y="7.10945in" svg:width="1.09882in" svg:height="0.3492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draw:frame draw:id="id82" presentation:style-name="a426" draw:name="Footer Placeholder 7" svg:x="1.08307in" svg:y="7.10945in" svg:width="4.16654in" svg:height="0.30787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83" presentation:style-name="a429" draw:name="Date Placeholder 8" svg:x="5.96693in" svg:y="7.10945in" svg:width="2.12677in" svg:height="0.3078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presentation:notes style:page-layout-name="pageLayout2" draw:style-name="a452">
        <draw:custom-shape svg:x="0in" svg:y="0in" svg:width="7.5in" svg:height="10in" draw:id="id12" draw:style-name="a432" draw:name="Rectangle 1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435" draw:name="Freeform 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438" draw:name="Header Placeholder 3" svg:x="-0.00039in" svg:y="0in" svg:width="3.24843in" svg:height="0.49882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5" presentation:style-name="a441" draw:name="Date Placeholder 4" svg:x="4.24842in" svg:y="0in" svg:width="3.24803in" svg:height="0.49882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442" draw:name="Slide Image Placeholder 5">
          <svg:title/>
          <svg:desc/>
        </draw:page-thumbnail>
        <draw:frame draw:id="id17" presentation:style-name="a445" draw:name="Notes Placeholder 6" svg:x="0.75in" svg:y="4.75in" svg:width="5.99843in" svg:height="4.4988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8" presentation:style-name="a448" draw:name="Footer Placeholder 7" svg:x="-0.00039in" svg:y="9.49764in" svg:width="3.24843in" svg:height="0.49843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9" presentation:style-name="a451" draw:name="Slide Number Placeholder 8" svg:x="4.24842in" svg:y="9.49764in" svg:width="3.24803in" svg:height="0.49843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3">
      <draw:custom-shape svg:x="0.00512in" svg:y="0.00512in" svg:width="9.98622in" svg:height="0.40984in" draw:id="id84" draw:layer="Master1-bg" draw:style-name="a456" draw:name="Freeform 5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85" draw:layer="Master1-bg" draw:style-name="a459" draw:name="Freeform 6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86" draw:layer="Master1-bg" draw:style-name="a462" draw:name="Freeform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87" draw:layer="Master1-bg" draw:style-name="a465" draw:name="Freeform 8">
        <svg:title/>
        <svg:desc/>
        <text:p text:style-name="a464" text:class-names="" text:cond-style-name=""><text:span text:style-name="a463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draw:layer="Master1-bg" draw:style-name="a466" draw:name="Picture 9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89" draw:layer="Master1-bg" draw:style-name="a469" draw:name="Straight Connector 10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90" draw:layer="Master1-bg" draw:style-name="a472" draw:name="Straight Connector 11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1" presentation:style-name="a476" draw:name="Title 1" svg:x="0.16811in" svg:y="0.95276in" svg:width="9.01535in" svg:height="0.5437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draw:frame draw:id="id92" presentation:style-name="a480" draw:name="Slide Number Placeholder 2" svg:x="0.16811in" svg:y="7.10945in" svg:width="1.09882in" svg:height="0.3492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draw:frame draw:id="id93" presentation:style-name="a483" draw:name="Footer Placeholder 3" svg:x="1.08307in" svg:y="7.10945in" svg:width="4.16654in" svg:height="0.3078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94" presentation:style-name="a486" draw:name="Date Placeholder 4" svg:x="5.96693in" svg:y="7.10945in" svg:width="2.12677in" svg:height="0.30787in" presentation:class="date-time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presentation:notes style:page-layout-name="pageLayout2" draw:style-name="a509">
        <draw:custom-shape svg:x="0in" svg:y="0in" svg:width="7.5in" svg:height="10in" draw:id="id12" draw:style-name="a489" draw:name="Rectangle 1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492" draw:name="Freeform 2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495" draw:name="Header Placeholder 3" svg:x="-0.00039in" svg:y="0in" svg:width="3.24843in" svg:height="0.49882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5" presentation:style-name="a498" draw:name="Date Placeholder 4" svg:x="4.24842in" svg:y="0in" svg:width="3.24803in" svg:height="0.49882in" presentation:class="date-time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499" draw:name="Slide Image Placeholder 5">
          <svg:title/>
          <svg:desc/>
        </draw:page-thumbnail>
        <draw:frame draw:id="id17" presentation:style-name="a502" draw:name="Notes Placeholder 6" svg:x="0.75in" svg:y="4.75in" svg:width="5.99843in" svg:height="4.49882in" presentation:class="notes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8" presentation:style-name="a505" draw:name="Footer Placeholder 7" svg:x="-0.00039in" svg:y="9.49764in" svg:width="3.24843in" svg:height="0.49843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9" presentation:style-name="a508" draw:name="Slide Number Placeholder 8" svg:x="4.24842in" svg:y="9.49764in" svg:width="3.24803in" svg:height="0.49843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0">
      <draw:custom-shape svg:x="0.00512in" svg:y="0.00512in" svg:width="9.98622in" svg:height="0.40984in" draw:id="id95" draw:layer="Master1-bg" draw:style-name="a513" draw:name="Freeform 4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96" draw:layer="Master1-bg" draw:style-name="a516" draw:name="Freeform 5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97" draw:layer="Master1-bg" draw:style-name="a519" draw:name="Freeform 6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98" draw:layer="Master1-bg" draw:style-name="a522" draw:name="Freeform 7">
        <svg:title/>
        <svg:desc/>
        <text:p text:style-name="a521" text:class-names="" text:cond-style-name=""><text:span text:style-name="a520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9" draw:layer="Master1-bg" draw:style-name="a523" draw:name="Picture 8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100" draw:layer="Master1-bg" draw:style-name="a526" draw:name="Straight Connector 9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01" draw:layer="Master1-bg" draw:style-name="a529" draw:name="Straight Connector 10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2" presentation:style-name="a533" draw:name="Slide Number Placeholder 1" svg:x="0.16811in" svg:y="7.10945in" svg:width="1.09882in" svg:height="0.34921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/></text:span><text:span text:style-name="a531" text:class-names=""/></text:p>
        </draw:text-box>
        <svg:title/>
        <svg:desc/>
      </draw:frame>
      <draw:frame draw:id="id103" presentation:style-name="a536" draw:name="Footer Placeholder 2" svg:x="1.08307in" svg:y="7.10945in" svg:width="4.16654in" svg:height="0.30787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04" presentation:style-name="a539" draw:name="Date Placeholder 3" svg:x="5.96693in" svg:y="7.10945in" svg:width="2.12677in" svg:height="0.3078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presentation:notes style:page-layout-name="pageLayout2" draw:style-name="a562">
        <draw:custom-shape svg:x="0in" svg:y="0in" svg:width="7.5in" svg:height="10in" draw:id="id12" draw:style-name="a542" draw:name="Rectangle 1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545" draw:name="Freeform 2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548" draw:name="Header Placeholder 3" svg:x="-0.00039in" svg:y="0in" svg:width="3.24843in" svg:height="0.49882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5" presentation:style-name="a551" draw:name="Date Placeholder 4" svg:x="4.24842in" svg:y="0in" svg:width="3.24803in" svg:height="0.49882in" presentation:class="date-time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552" draw:name="Slide Image Placeholder 5">
          <svg:title/>
          <svg:desc/>
        </draw:page-thumbnail>
        <draw:frame draw:id="id17" presentation:style-name="a555" draw:name="Notes Placeholder 6" svg:x="0.75in" svg:y="4.75in" svg:width="5.99843in" svg:height="4.4988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8" presentation:style-name="a558" draw:name="Footer Placeholder 7" svg:x="-0.00039in" svg:y="9.49764in" svg:width="3.24843in" svg:height="0.49843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9" presentation:style-name="a561" draw:name="Slide Number Placeholder 8" svg:x="4.24842in" svg:y="9.49764in" svg:width="3.24803in" svg:height="0.49843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3">
      <draw:custom-shape svg:x="0.00512in" svg:y="0.00512in" svg:width="9.98622in" svg:height="0.40984in" draw:id="id105" draw:layer="Master1-bg" draw:style-name="a566" draw:name="Freeform 7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106" draw:layer="Master1-bg" draw:style-name="a569" draw:name="Freeform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107" draw:layer="Master1-bg" draw:style-name="a572" draw:name="Freeform 9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108" draw:layer="Master1-bg" draw:style-name="a575" draw:name="Freeform 10">
        <svg:title/>
        <svg:desc/>
        <text:p text:style-name="a574" text:class-names="" text:cond-style-name=""><text:span text:style-name="a573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9" draw:layer="Master1-bg" draw:style-name="a576" draw:name="Picture 11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110" draw:layer="Master1-bg" draw:style-name="a579" draw:name="Straight Connector 12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11" draw:layer="Master1-bg" draw:style-name="a582" draw:name="Straight Connector 13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2" presentation:style-name="a586" draw:name="Title 1" svg:x="0.68924in" svg:y="0.5in" svg:width="3.22569in" svg:height="1.75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13" presentation:style-name="a602" draw:name="Content Placeholder 2" svg:x="4.25174in" svg:y="1.07986in" svg:width="5.0625in" svg:height="5.32986in" presentation:class="object" presentation:placeholder="false">
        <draw:text-box>
          <text:p text:style-name="a588" text:class-names="" text:cond-style-name=""><text:span text:style-name="a587" text:class-names="">Click to edit Master text styles</text:span></text:p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8" text:class-names="">Fifth level</text:span><text:span text:style-name="a5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6" draw:name="Text Placeholder 3" svg:x="0.68924in" svg:y="2.25in" svg:width="3.22569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15" presentation:style-name="a610" draw:name="Slide Number Placeholder 4" svg:x="0.16811in" svg:y="7.10945in" svg:width="1.09882in" svg:height="0.34921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</draw:text-box>
        <svg:title/>
        <svg:desc/>
      </draw:frame>
      <draw:frame draw:id="id116" presentation:style-name="a613" draw:name="Footer Placeholder 5" svg:x="1.08307in" svg:y="7.10945in" svg:width="4.16654in" svg:height="0.30787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17" presentation:style-name="a616" draw:name="Date Placeholder 6" svg:x="5.96693in" svg:y="7.10945in" svg:width="2.12677in" svg:height="0.30787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presentation:notes style:page-layout-name="pageLayout2" draw:style-name="a639">
        <draw:custom-shape svg:x="0in" svg:y="0in" svg:width="7.5in" svg:height="10in" draw:id="id12" draw:style-name="a619" draw:name="Rectangle 1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622" draw:name="Freeform 2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625" draw:name="Header Placeholder 3" svg:x="-0.00039in" svg:y="0in" svg:width="3.24843in" svg:height="0.49882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5" presentation:style-name="a628" draw:name="Date Placeholder 4" svg:x="4.24842in" svg:y="0in" svg:width="3.24803in" svg:height="0.49882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629" draw:name="Slide Image Placeholder 5">
          <svg:title/>
          <svg:desc/>
        </draw:page-thumbnail>
        <draw:frame draw:id="id17" presentation:style-name="a632" draw:name="Notes Placeholder 6" svg:x="0.75in" svg:y="4.75in" svg:width="5.99843in" svg:height="4.49882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8" presentation:style-name="a635" draw:name="Footer Placeholder 7" svg:x="-0.00039in" svg:y="9.49764in" svg:width="3.24843in" svg:height="0.49843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9" presentation:style-name="a638" draw:name="Slide Number Placeholder 8" svg:x="4.24842in" svg:y="9.49764in" svg:width="3.24803in" svg:height="0.49843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0">
      <draw:custom-shape svg:x="0.00512in" svg:y="0.00512in" svg:width="9.98622in" svg:height="0.40984in" draw:id="id118" draw:layer="Master1-bg" draw:style-name="a643" draw:name="Freeform 7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119" draw:layer="Master1-bg" draw:style-name="a646" draw:name="Freeform 8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120" draw:layer="Master1-bg" draw:style-name="a649" draw:name="Freeform 9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121" draw:layer="Master1-bg" draw:style-name="a652" draw:name="Freeform 10">
        <svg:title/>
        <svg:desc/>
        <text:p text:style-name="a651" text:class-names="" text:cond-style-name=""><text:span text:style-name="a650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draw:layer="Master1-bg" draw:style-name="a653" draw:name="Picture 11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123" draw:layer="Master1-bg" draw:style-name="a656" draw:name="Straight Connector 12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24" draw:layer="Master1-bg" draw:style-name="a659" draw:name="Straight Connector 13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5" presentation:style-name="a663" draw:name="Title 1" svg:x="0.68924in" svg:y="0.5in" svg:width="3.22569in" svg:height="1.75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126" presentation:style-name="a666" draw:name="Picture Placeholder 2" svg:x="4.25174in" svg:y="1.07986in" svg:width="5.0625in" svg:height="5.32986in" presentation:class="graphic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127" presentation:style-name="a670" draw:name="Text Placeholder 3" svg:x="0.68924in" svg:y="2.25in" svg:width="3.22569in" svg:height="4.1684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</draw:text-box>
        <svg:title/>
        <svg:desc/>
      </draw:frame>
      <draw:frame draw:id="id128" presentation:style-name="a674" draw:name="Slide Number Placeholder 4" svg:x="0.16811in" svg:y="7.10945in" svg:width="1.09882in" svg:height="0.34921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/></text:span><text:span text:style-name="a672" text:class-names=""/></text:p>
        </draw:text-box>
        <svg:title/>
        <svg:desc/>
      </draw:frame>
      <draw:frame draw:id="id129" presentation:style-name="a677" draw:name="Footer Placeholder 5" svg:x="1.08307in" svg:y="7.10945in" svg:width="4.16654in" svg:height="0.30787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130" presentation:style-name="a680" draw:name="Date Placeholder 6" svg:x="5.96693in" svg:y="7.10945in" svg:width="2.12677in" svg:height="0.30787in" presentation:class="date-time" presentation:placeholder="false">
        <draw:text-box>
          <text:p text:style-name="a679" text:class-names="" text:cond-style-name=""><text:span text:style-name="a678" text:class-names=""/></text:p>
        </draw:text-box>
        <svg:title/>
        <svg:desc/>
      </draw:frame>
      <presentation:notes style:page-layout-name="pageLayout2" draw:style-name="a703">
        <draw:custom-shape svg:x="0in" svg:y="0in" svg:width="7.5in" svg:height="10in" draw:id="id12" draw:style-name="a683" draw:name="Rectangle 1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686" draw:name="Freeform 2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689" draw:name="Header Placeholder 3" svg:x="-0.00039in" svg:y="0in" svg:width="3.24843in" svg:height="0.49882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5" presentation:style-name="a692" draw:name="Date Placeholder 4" svg:x="4.24842in" svg:y="0in" svg:width="3.24803in" svg:height="0.49882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693" draw:name="Slide Image Placeholder 5">
          <svg:title/>
          <svg:desc/>
        </draw:page-thumbnail>
        <draw:frame draw:id="id17" presentation:style-name="a696" draw:name="Notes Placeholder 6" svg:x="0.75in" svg:y="4.75in" svg:width="5.99843in" svg:height="4.49882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8" presentation:style-name="a699" draw:name="Footer Placeholder 7" svg:x="-0.00039in" svg:y="9.49764in" svg:width="3.24843in" svg:height="0.49843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9" presentation:style-name="a702" draw:name="Slide Number Placeholder 8" svg:x="4.24842in" svg:y="9.49764in" svg:width="3.24803in" svg:height="0.49843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4">
      <draw:custom-shape svg:x="0.00512in" svg:y="0.00512in" svg:width="9.98622in" svg:height="0.40984in" draw:id="id131" draw:layer="Master1-bg" draw:style-name="a707" draw:name="Freeform 6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132" draw:layer="Master1-bg" draw:style-name="a710" draw:name="Freeform 7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133" draw:layer="Master1-bg" draw:style-name="a713" draw:name="Freeform 8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134" draw:layer="Master1-bg" draw:style-name="a716" draw:name="Freeform 9">
        <svg:title/>
        <svg:desc/>
        <text:p text:style-name="a715" text:class-names="" text:cond-style-name=""><text:span text:style-name="a714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draw:layer="Master1-bg" draw:style-name="a717" draw:name="Picture 10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136" draw:layer="Master1-bg" draw:style-name="a720" draw:name="Straight Connector 11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37" draw:layer="Master1-bg" draw:style-name="a723" draw:name="Straight Connector 12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8" presentation:style-name="a727" draw:name="Title 1" svg:x="0.16811in" svg:y="0.95276in" svg:width="9.01535in" svg:height="0.5437in" presentation:class="title" presentation:placeholder="false">
        <draw:text-box>
          <text:p text:style-name="a726" text:class-names="" text:cond-style-name=""><text:span text:style-name="a724" text:class-names="">Click to edit Master title style</text:span><text:span text:style-name="a725" text:class-names=""/></text:p>
        </draw:text-box>
        <svg:title/>
        <svg:desc/>
      </draw:frame>
      <draw:frame draw:id="id139" presentation:style-name="a744" draw:name="Vertical Text Placeholder 2" svg:x="0.75in" svg:y="1.94213in" svg:width="8.50157in" svg:height="4.26614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ifth le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748" draw:name="Slide Number Placeholder 3" svg:x="0.16811in" svg:y="7.10945in" svg:width="1.09882in" svg:height="0.34921in" presentation:class="page-number" presentation:placeholder="false">
        <draw:text-box>
          <text:p text:style-name="a747" text:class-names="" text:cond-style-name=""><text:span text:style-name="a745" text:class-names=""><text:page-number style:num-format="1" text:fixed="false"/></text:span><text:span text:style-name="a746" text:class-names=""/></text:p>
        </draw:text-box>
        <svg:title/>
        <svg:desc/>
      </draw:frame>
      <draw:frame draw:id="id141" presentation:style-name="a751" draw:name="Footer Placeholder 4" svg:x="1.08307in" svg:y="7.10945in" svg:width="4.16654in" svg:height="0.30787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42" presentation:style-name="a754" draw:name="Date Placeholder 5" svg:x="5.96693in" svg:y="7.10945in" svg:width="2.12677in" svg:height="0.30787in" presentation:class="date-time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presentation:notes style:page-layout-name="pageLayout2" draw:style-name="a777">
        <draw:custom-shape svg:x="0in" svg:y="0in" svg:width="7.5in" svg:height="10in" draw:id="id12" draw:style-name="a757" draw:name="Rectangle 1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760" draw:name="Freeform 2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763" draw:name="Header Placeholder 3" svg:x="-0.00039in" svg:y="0in" svg:width="3.24843in" svg:height="0.49882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5" presentation:style-name="a766" draw:name="Date Placeholder 4" svg:x="4.24842in" svg:y="0in" svg:width="3.24803in" svg:height="0.49882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767" draw:name="Slide Image Placeholder 5">
          <svg:title/>
          <svg:desc/>
        </draw:page-thumbnail>
        <draw:frame draw:id="id17" presentation:style-name="a770" draw:name="Notes Placeholder 6" svg:x="0.75in" svg:y="4.75in" svg:width="5.99843in" svg:height="4.49882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8" presentation:style-name="a773" draw:name="Footer Placeholder 7" svg:x="-0.00039in" svg:y="9.49764in" svg:width="3.24843in" svg:height="0.49843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9" presentation:style-name="a776" draw:name="Slide Number Placeholder 8" svg:x="4.24842in" svg:y="9.49764in" svg:width="3.24803in" svg:height="0.49843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78">
      <draw:custom-shape svg:x="0.00512in" svg:y="0.00512in" svg:width="9.98622in" svg:height="0.40984in" draw:id="id143" draw:layer="Master1-bg" draw:style-name="a781" draw:name="Freeform 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7.08149in" svg:width="9.98622in" svg:height="0.40984in" draw:id="id144" draw:layer="Master1-bg" draw:style-name="a784" draw:name="Freeform 7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7165in" svg:y="0.05748in" svg:width="0.25748in" svg:height="0.39134in" draw:id="id145" draw:layer="Master1-bg" draw:style-name="a787" draw:name="Freeform 8">
        <svg:title/>
        <svg:desc/>
        <text:p text:style-name="a786" text:class-names="" text:cond-style-name=""><text:span text:style-name="a7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6.26024in" svg:y="7.10748in" svg:width="3.61654in" svg:height="0.30787in" draw:id="id146" draw:layer="Master1-bg" draw:style-name="a790" draw:name="Freeform 9">
        <svg:title/>
        <svg:desc/>
        <text:p text:style-name="a789" text:class-names="" text:cond-style-name=""><text:span text:style-name="a788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7" draw:layer="Master1-bg" draw:style-name="a791" draw:name="Picture 10" svg:x="9.25354in" svg:y="0.06772in" svg:width="0.69449in" svg:height="0.28465in" style:rel-width="scale" style:rel-height="scale">
        <draw:image xlink:href="media/image1.wmf" xlink:type="simple" xlink:show="embed" xlink:actuate="onLoad"/>
        <svg:title/>
        <svg:desc/>
      </draw:frame>
      <draw:custom-shape svg:x="1.08346in" svg:y="0.16142in" svg:width="0.00157in" svg:height="0.25709in" draw:id="id148" draw:layer="Master1-bg" draw:style-name="a794" draw:name="Straight Connector 11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08346in" svg:y="7.07638in" svg:width="0.00157in" svg:height="0.21024in" draw:id="id149" draw:layer="Master1-bg" draw:style-name="a797" draw:name="Straight Connector 12">
        <svg:title/>
        <svg:desc/>
        <text:p text:style-name="a796" text:class-names="" text:cond-style-name=""><text:span text:style-name="a7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0" presentation:style-name="a801" draw:name="Vertical Title 1" svg:x="6.9809in" svg:y="0.95313in" svg:width="2.27083in" svg:height="5.25521in" presentation:class="title" presentation:placeholder="false">
        <draw:text-box>
          <text:p text:style-name="a800" text:class-names="" text:cond-style-name=""><text:span text:style-name="a798" text:class-names="">Click to edit Master title style</text:span><text:span text:style-name="a799" text:class-names=""/></text:p>
        </draw:text-box>
        <svg:title/>
        <svg:desc/>
      </draw:frame>
      <draw:frame draw:id="id151" presentation:style-name="a818" draw:name="Vertical Text Placeholder 2" svg:x="0.1684in" svg:y="0.95313in" svg:width="6.64583in" svg:height="5.25521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Click to edit Master text styles</text:span></text:p>
            </text:list-item>
          </text:list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Second level</text:span></text:p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p text:style-name="a809" text:class-names="" text:cond-style-name=""><text:span text:style-name="a808" text:class-names="">Third level</text:span></text:p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p text:style-name="a812" text:class-names="" text:cond-style-name=""><text:span text:style-name="a8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list text:style-name="a817">
                            <text:list-item>
                              <text:p text:style-name="a816" text:class-names="" text:cond-style-name=""><text:span text:style-name="a814" text:class-names="">Fifth level</text:span><text:span text:style-name="a8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822" draw:name="Slide Number Placeholder 3" svg:x="0.16811in" svg:y="7.10945in" svg:width="1.09882in" svg:height="0.34921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</draw:text-box>
        <svg:title/>
        <svg:desc/>
      </draw:frame>
      <draw:frame draw:id="id153" presentation:style-name="a825" draw:name="Footer Placeholder 4" svg:x="1.08307in" svg:y="7.10945in" svg:width="4.16654in" svg:height="0.30787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54" presentation:style-name="a828" draw:name="Date Placeholder 5" svg:x="5.96693in" svg:y="7.10945in" svg:width="2.12677in" svg:height="0.30787in" presentation:class="date-time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presentation:notes style:page-layout-name="pageLayout2" draw:style-name="a851">
        <draw:custom-shape svg:x="0in" svg:y="0in" svg:width="7.5in" svg:height="10in" draw:id="id12" draw:style-name="a831" draw:name="Rectangle 1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834" draw:name="Freeform 2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837" draw:name="Header Placeholder 3" svg:x="-0.00039in" svg:y="0in" svg:width="3.24843in" svg:height="0.49882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5" presentation:style-name="a840" draw:name="Date Placeholder 4" svg:x="4.24842in" svg:y="0in" svg:width="3.24803in" svg:height="0.49882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841" draw:name="Slide Image Placeholder 5">
          <svg:title/>
          <svg:desc/>
        </draw:page-thumbnail>
        <draw:frame draw:id="id17" presentation:style-name="a844" draw:name="Notes Placeholder 6" svg:x="0.75in" svg:y="4.75in" svg:width="5.99843in" svg:height="4.4988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8" presentation:style-name="a847" draw:name="Footer Placeholder 7" svg:x="-0.00039in" svg:y="9.49764in" svg:width="3.24843in" svg:height="0.49843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9" presentation:style-name="a850" draw:name="Slide Number Placeholder 8" svg:x="4.24842in" svg:y="9.49764in" svg:width="3.24803in" svg:height="0.49843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1" style:page-layout-name="pageLayout1" draw:style-name="a852">
      <draw:custom-shape svg:x="0.00512in" svg:y="0.00512in" svg:width="9.98622in" svg:height="1.84055in" draw:id="id155" draw:style-name="a855" draw:name="Freeform 1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156" draw:style-name="a858" draw:name="Freeform 2">
        <svg:title/>
        <svg:desc/>
        <text:p text:style-name="a857" text:class-names="" text:cond-style-name=""><text:span text:style-name="a8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7" presentation:style-name="a861" draw:name="Title Placeholder 3" svg:x="0.42677in" svg:y="2.72717in" svg:width="8.69803in" svg:height="1.6063in" presentation:class="title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custom-shape svg:x="2.19449in" svg:y="1.40787in" svg:width="4.4878in" svg:height="0.33504in" draw:id="id158" draw:style-name="a864" draw:name="Freeform 4">
        <svg:title/>
        <svg:desc/>
        <text:p text:style-name="a863" text:class-names="" text:cond-style-name=""><text:span text:style-name="a862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9" presentation:style-name="a867" draw:name="Footer Placeholder 5" svg:x="2.21338in" svg:y="6.80394in" svg:width="3.16693in" svg:height="0.35118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60" presentation:style-name="a870" draw:name="Date Placeholder 6" svg:x="5.89567in" svg:y="6.80394in" svg:width="1.76929in" svg:height="0.35118in" presentation:class="date-time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custom-shape svg:x="2.03819in" svg:y="4.61102in" svg:width="0.00158in" svg:height="1.02441in" draw:id="id161" draw:style-name="a873" draw:name="Straight Connector 7">
        <svg:title/>
        <svg:desc/>
        <text:p text:style-name="a872" text:class-names="" text:cond-style-name=""><text:span text:style-name="a87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162" draw:style-name="a876" draw:name="Straight Connector 8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163" draw:style-name="a879" draw:name="Freeform 9">
        <svg:title/>
        <svg:desc/>
        <text:p text:style-name="a878" text:class-names="" text:cond-style-name=""><text:span text:style-name="a877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0" draw:id="id164">
        <svg:title/>
        <svg:desc/>
        <draw:frame draw:id="id166" draw:style-name="a897" draw:name="Picture 11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167" draw:style-name="a898" draw:name="Picture 12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165" presentation:style-name="a896" draw:name="Text Placeholder 13" svg:x="0.5in" svg:y="1.75512in" svg:width="8.99843in" svg:height="4.94843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cond le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hird le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2" text:class-names="">Fifth level</text:span><text:span text:style-name="a8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1">
        <draw:custom-shape svg:x="0in" svg:y="0in" svg:width="7.5in" svg:height="10in" draw:id="id12" draw:style-name="a901" draw:name="Rectangle 1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904" draw:name="Freeform 2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907" draw:name="Header Placeholder 3" svg:x="-0.00039in" svg:y="0in" svg:width="3.24843in" svg:height="0.49882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5" presentation:style-name="a910" draw:name="Date Placeholder 4" svg:x="4.24842in" svg:y="0in" svg:width="3.24803in" svg:height="0.49882in" presentation:class="date-time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911" draw:name="Slide Image Placeholder 5">
          <svg:title/>
          <svg:desc/>
        </draw:page-thumbnail>
        <draw:frame draw:id="id17" presentation:style-name="a914" draw:name="Notes Placeholder 6" svg:x="0.75in" svg:y="4.75in" svg:width="5.99843in" svg:height="4.49882in" presentation:class="notes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8" presentation:style-name="a917" draw:name="Footer Placeholder 7" svg:x="-0.00039in" svg:y="9.49764in" svg:width="3.24843in" svg:height="0.49843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9" presentation:style-name="a920" draw:name="Slide Number Placeholder 8" svg:x="4.24842in" svg:y="9.49764in" svg:width="3.24803in" svg:height="0.49843in" presentation:class="page-number" presentation:placeholder="false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22">
      <draw:custom-shape svg:x="0.00512in" svg:y="0.00512in" svg:width="9.98622in" svg:height="1.84055in" draw:id="id168" draw:layer="Master2-bg" draw:style-name="a925" draw:name="Freeform 5">
        <svg:title/>
        <svg:desc/>
        <text:p text:style-name="a924" text:class-names="" text:cond-style-name=""><text:span text:style-name="a9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169" draw:layer="Master2-bg" draw:style-name="a928" draw:name="Freeform 6">
        <svg:title/>
        <svg:desc/>
        <text:p text:style-name="a927" text:class-names="" text:cond-style-name=""><text:span text:style-name="a9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170" draw:layer="Master2-bg" draw:style-name="a931" draw:name="Freeform 7">
        <svg:title/>
        <svg:desc/>
        <text:p text:style-name="a930" text:class-names="" text:cond-style-name=""><text:span text:style-name="a929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171" draw:layer="Master2-bg" draw:style-name="a934" draw:name="Straight Connector 8">
        <svg:title/>
        <svg:desc/>
        <text:p text:style-name="a933" text:class-names="" text:cond-style-name=""><text:span text:style-name="a9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172" draw:layer="Master2-bg" draw:style-name="a937" draw:name="Straight Connector 9">
        <svg:title/>
        <svg:desc/>
        <text:p text:style-name="a936" text:class-names="" text:cond-style-name=""><text:span text:style-name="a9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173" draw:layer="Master2-bg" draw:style-name="a940" draw:name="Freeform 10">
        <svg:title/>
        <svg:desc/>
        <text:p text:style-name="a939" text:class-names="" text:cond-style-name=""><text:span text:style-name="a938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1" draw:id="id174">
        <svg:title/>
        <svg:desc/>
        <draw:frame draw:id="id179" draw:layer="Master2-bg" draw:style-name="a955" draw:name="Picture 12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180" draw:layer="Master2-bg" draw:style-name="a956" draw:name="Picture 13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175" presentation:style-name="a944" draw:name="Title 1" svg:x="1.25in" svg:y="1.22743in" svg:width="7.5in" svg:height="2.61111in" presentation:class="title" presentation:placeholder="false">
        <draw:text-box>
          <text:p text:style-name="a943" text:class-names="" text:cond-style-name=""><text:span text:style-name="a941" text:class-names="">Click to edit Master title style</text:span><text:span text:style-name="a942" text:class-names=""/></text:p>
        </draw:text-box>
        <svg:title/>
        <svg:desc/>
      </draw:frame>
      <draw:frame draw:id="id176" presentation:style-name="a948" draw:name="Subtitle 2" svg:x="1.25in" svg:y="3.93924in" svg:width="7.5in" svg:height="1.81076in" presentation:class="subtitle" presentation:placeholder="false">
        <draw:text-box>
          <text:p text:style-name="a947" text:class-names="" text:cond-style-name=""><text:span text:style-name="a945" text:class-names="">Click to edit Master subtitle style</text:span><text:span text:style-name="a946" text:class-names=""/></text:p>
        </draw:text-box>
        <svg:title/>
        <svg:desc/>
      </draw:frame>
      <draw:frame draw:id="id177" presentation:style-name="a951" draw:name="Footer Placeholder 3" svg:x="2.21338in" svg:y="6.80394in" svg:width="3.16693in" svg:height="0.3511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78" presentation:style-name="a954" draw:name="Date Placeholder 4" svg:x="5.89567in" svg:y="6.80394in" svg:width="1.76929in" svg:height="0.35118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presentation:notes style:page-layout-name="pageLayout2" draw:style-name="a979">
        <draw:custom-shape svg:x="0in" svg:y="0in" svg:width="7.5in" svg:height="10in" draw:id="id12" draw:style-name="a959" draw:name="Rectangle 1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962" draw:name="Freeform 2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965" draw:name="Header Placeholder 3" svg:x="-0.00039in" svg:y="0in" svg:width="3.24843in" svg:height="0.49882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5" presentation:style-name="a968" draw:name="Date Placeholder 4" svg:x="4.24842in" svg:y="0in" svg:width="3.24803in" svg:height="0.49882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969" draw:name="Slide Image Placeholder 5">
          <svg:title/>
          <svg:desc/>
        </draw:page-thumbnail>
        <draw:frame draw:id="id17" presentation:style-name="a972" draw:name="Notes Placeholder 6" svg:x="0.75in" svg:y="4.75in" svg:width="5.99843in" svg:height="4.49882in" presentation:class="notes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8" presentation:style-name="a975" draw:name="Footer Placeholder 7" svg:x="-0.00039in" svg:y="9.49764in" svg:width="3.24843in" svg:height="0.49843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9" presentation:style-name="a978" draw:name="Slide Number Placeholder 8" svg:x="4.24842in" svg:y="9.49764in" svg:width="3.24803in" svg:height="0.49843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80">
      <draw:custom-shape svg:x="0.00512in" svg:y="0.00512in" svg:width="9.98622in" svg:height="1.84055in" draw:id="id181" draw:layer="Master2-bg" draw:style-name="a983" draw:name="Freeform 5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182" draw:layer="Master2-bg" draw:style-name="a986" draw:name="Freeform 6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183" draw:layer="Master2-bg" draw:style-name="a989" draw:name="Freeform 7">
        <svg:title/>
        <svg:desc/>
        <text:p text:style-name="a988" text:class-names="" text:cond-style-name=""><text:span text:style-name="a987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184" draw:layer="Master2-bg" draw:style-name="a992" draw:name="Straight Connector 8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185" draw:layer="Master2-bg" draw:style-name="a995" draw:name="Straight Connector 9">
        <svg:title/>
        <svg:desc/>
        <text:p text:style-name="a994" text:class-names="" text:cond-style-name=""><text:span text:style-name="a9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186" draw:layer="Master2-bg" draw:style-name="a998" draw:name="Freeform 10">
        <svg:title/>
        <svg:desc/>
        <text:p text:style-name="a997" text:class-names="" text:cond-style-name=""><text:span text:style-name="a996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1" draw:id="id187">
        <svg:title/>
        <svg:desc/>
        <draw:frame draw:id="id192" draw:layer="Master2-bg" draw:style-name="a1025" draw:name="Picture 12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193" draw:layer="Master2-bg" draw:style-name="a1026" draw:name="Picture 13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188" presentation:style-name="a1002" draw:name="Title 1" svg:x="0.42677in" svg:y="2.72717in" svg:width="8.69803in" svg:height="1.6063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89" presentation:style-name="a1018" draw:name="Content Placeholder 2" svg:x="0.5in" svg:y="1.75512in" svg:width="8.99843in" svg:height="4.94843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ifth le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1021" draw:name="Footer Placeholder 3" svg:x="2.21338in" svg:y="6.80394in" svg:width="3.16693in" svg:height="0.35118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91" presentation:style-name="a1024" draw:name="Date Placeholder 4" svg:x="5.89567in" svg:y="6.80394in" svg:width="1.76929in" svg:height="0.35118in" presentation:class="date-time" presentation:placeholder="false">
        <draw:text-box>
          <text:p text:style-name="a1023" text:class-names="" text:cond-style-name=""><text:span text:style-name="a1022" text:class-names=""/></text:p>
        </draw:text-box>
        <svg:title/>
        <svg:desc/>
      </draw:frame>
      <presentation:notes style:page-layout-name="pageLayout2" draw:style-name="a1049">
        <draw:custom-shape svg:x="0in" svg:y="0in" svg:width="7.5in" svg:height="10in" draw:id="id12" draw:style-name="a1029" draw:name="Rectangle 1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032" draw:name="Freeform 2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035" draw:name="Header Placeholder 3" svg:x="-0.00039in" svg:y="0in" svg:width="3.24843in" svg:height="0.49882in" presentation:class="head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5" presentation:style-name="a1038" draw:name="Date Placeholder 4" svg:x="4.24842in" svg:y="0in" svg:width="3.24803in" svg:height="0.49882in" presentation:class="date-time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039" draw:name="Slide Image Placeholder 5">
          <svg:title/>
          <svg:desc/>
        </draw:page-thumbnail>
        <draw:frame draw:id="id17" presentation:style-name="a1042" draw:name="Notes Placeholder 6" svg:x="0.75in" svg:y="4.75in" svg:width="5.99843in" svg:height="4.49882in" presentation:class="notes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8" presentation:style-name="a1045" draw:name="Footer Placeholder 7" svg:x="-0.00039in" svg:y="9.49764in" svg:width="3.24843in" svg:height="0.49843in" presentation:class="foot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9" presentation:style-name="a1048" draw:name="Slide Number Placeholder 8" svg:x="4.24842in" svg:y="9.49764in" svg:width="3.24803in" svg:height="0.49843in" presentation:class="page-number" presentation:placeholder="false">
          <draw:text-box>
            <text:p text:style-name="a1047" text:class-names="" text:cond-style-name=""><text:span text:style-name="a10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50">
      <draw:custom-shape svg:x="0.00512in" svg:y="0.00512in" svg:width="9.98622in" svg:height="1.84055in" draw:id="id194" draw:layer="Master2-bg" draw:style-name="a1053" draw:name="Freeform 5">
        <svg:title/>
        <svg:desc/>
        <text:p text:style-name="a1052" text:class-names="" text:cond-style-name=""><text:span text:style-name="a10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195" draw:layer="Master2-bg" draw:style-name="a1056" draw:name="Freeform 6">
        <svg:title/>
        <svg:desc/>
        <text:p text:style-name="a1055" text:class-names="" text:cond-style-name=""><text:span text:style-name="a10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196" draw:layer="Master2-bg" draw:style-name="a1059" draw:name="Freeform 7">
        <svg:title/>
        <svg:desc/>
        <text:p text:style-name="a1058" text:class-names="" text:cond-style-name=""><text:span text:style-name="a1057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197" draw:layer="Master2-bg" draw:style-name="a1062" draw:name="Straight Connector 8">
        <svg:title/>
        <svg:desc/>
        <text:p text:style-name="a1061" text:class-names="" text:cond-style-name=""><text:span text:style-name="a10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198" draw:layer="Master2-bg" draw:style-name="a1065" draw:name="Straight Connector 9">
        <svg:title/>
        <svg:desc/>
        <text:p text:style-name="a1064" text:class-names="" text:cond-style-name=""><text:span text:style-name="a10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199" draw:layer="Master2-bg" draw:style-name="a1068" draw:name="Freeform 10">
        <svg:title/>
        <svg:desc/>
        <text:p text:style-name="a1067" text:class-names="" text:cond-style-name=""><text:span text:style-name="a1066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1" draw:id="id200">
        <svg:title/>
        <svg:desc/>
        <draw:frame draw:id="id205" draw:layer="Master2-bg" draw:style-name="a1083" draw:name="Picture 12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06" draw:layer="Master2-bg" draw:style-name="a1084" draw:name="Picture 13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01" presentation:style-name="a1072" draw:name="Title 1" svg:x="0.68229in" svg:y="1.86979in" svg:width="8.625in" svg:height="3.11979in" presentation:class="title" presentation:placeholder="false">
        <draw:text-box>
          <text:p text:style-name="a1071" text:class-names="" text:cond-style-name=""><text:span text:style-name="a1069" text:class-names="">Click to edit Master title style</text:span><text:span text:style-name="a1070" text:class-names=""/></text:p>
        </draw:text-box>
        <svg:title/>
        <svg:desc/>
      </draw:frame>
      <draw:frame draw:id="id202" presentation:style-name="a1076" draw:name="Text Placeholder 2" svg:x="0.68229in" svg:y="5.0191in" svg:width="8.625in" svg:height="1.64062in" presentation:class="outline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Click to edit Master text styles</text:span></text:p>
            </text:list-item>
          </text:list>
        </draw:text-box>
        <svg:title/>
        <svg:desc/>
      </draw:frame>
      <draw:frame draw:id="id203" presentation:style-name="a1079" draw:name="Footer Placeholder 3" svg:x="2.21338in" svg:y="6.80394in" svg:width="3.16693in" svg:height="0.35118in" presentation:class="footer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204" presentation:style-name="a1082" draw:name="Date Placeholder 4" svg:x="5.89567in" svg:y="6.80394in" svg:width="1.76929in" svg:height="0.35118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presentation:notes style:page-layout-name="pageLayout2" draw:style-name="a1107">
        <draw:custom-shape svg:x="0in" svg:y="0in" svg:width="7.5in" svg:height="10in" draw:id="id12" draw:style-name="a1087" draw:name="Rectangle 1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090" draw:name="Freeform 2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093" draw:name="Header Placeholder 3" svg:x="-0.00039in" svg:y="0in" svg:width="3.24843in" svg:height="0.49882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5" presentation:style-name="a1096" draw:name="Date Placeholder 4" svg:x="4.24842in" svg:y="0in" svg:width="3.24803in" svg:height="0.49882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097" draw:name="Slide Image Placeholder 5">
          <svg:title/>
          <svg:desc/>
        </draw:page-thumbnail>
        <draw:frame draw:id="id17" presentation:style-name="a1100" draw:name="Notes Placeholder 6" svg:x="0.75in" svg:y="4.75in" svg:width="5.99843in" svg:height="4.49882in" presentation:class="notes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8" presentation:style-name="a1103" draw:name="Footer Placeholder 7" svg:x="-0.00039in" svg:y="9.49764in" svg:width="3.24843in" svg:height="0.49843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9" presentation:style-name="a1106" draw:name="Slide Number Placeholder 8" svg:x="4.24842in" svg:y="9.49764in" svg:width="3.24803in" svg:height="0.49843in" presentation:class="page-number" presentation:placeholder="false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08">
      <draw:custom-shape svg:x="0.00512in" svg:y="0.00512in" svg:width="9.98622in" svg:height="1.84055in" draw:id="id207" draw:layer="Master2-bg" draw:style-name="a1111" draw:name="Freeform 6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08" draw:layer="Master2-bg" draw:style-name="a1114" draw:name="Freeform 7">
        <svg:title/>
        <svg:desc/>
        <text:p text:style-name="a1113" text:class-names="" text:cond-style-name=""><text:span text:style-name="a11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09" draw:layer="Master2-bg" draw:style-name="a1117" draw:name="Freeform 8">
        <svg:title/>
        <svg:desc/>
        <text:p text:style-name="a1116" text:class-names="" text:cond-style-name=""><text:span text:style-name="a1115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10" draw:layer="Master2-bg" draw:style-name="a1120" draw:name="Straight Connector 9">
        <svg:title/>
        <svg:desc/>
        <text:p text:style-name="a1119" text:class-names="" text:cond-style-name=""><text:span text:style-name="a11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11" draw:layer="Master2-bg" draw:style-name="a1123" draw:name="Straight Connector 10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12" draw:layer="Master2-bg" draw:style-name="a1126" draw:name="Freeform 11">
        <svg:title/>
        <svg:desc/>
        <text:p text:style-name="a1125" text:class-names="" text:cond-style-name=""><text:span text:style-name="a1124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2" draw:id="id213">
        <svg:title/>
        <svg:desc/>
        <draw:frame draw:id="id219" draw:layer="Master2-bg" draw:style-name="a1169" draw:name="Picture 13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20" draw:layer="Master2-bg" draw:style-name="a1170" draw:name="Picture 14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14" presentation:style-name="a1130" draw:name="Title 1" svg:x="0.42677in" svg:y="2.72717in" svg:width="8.69803in" svg:height="1.6063in" presentation:class="title" presentation:placeholder="false">
        <draw:text-box>
          <text:p text:style-name="a1129" text:class-names="" text:cond-style-name=""><text:span text:style-name="a1127" text:class-names="">Click to edit Master title style</text:span><text:span text:style-name="a1128" text:class-names=""/></text:p>
        </draw:text-box>
        <svg:title/>
        <svg:desc/>
      </draw:frame>
      <draw:frame draw:id="id215" presentation:style-name="a1146" draw:name="Content Placeholder 2" svg:x="0.5in" svg:y="1.75521in" svg:width="4.41493in" svg:height="4.94792in" presentation:class="object" presentation:placeholder="false">
        <draw:text-box>
          <text:p text:style-name="a1132" text:class-names="" text:cond-style-name=""><text:span text:style-name="a1131" text:class-names="">Click to edit Master text styles</text:span></text:p>
          <text:list text:style-name="a1135">
            <text:list-item>
              <text:list text:style-name="a1135">
                <text:list-item>
                  <text:p text:style-name="a1134" text:class-names="" text:cond-style-name=""><text:span text:style-name="a1133" text:class-names="">Second level</text:span></text:p>
                </text:list-item>
              </text:list>
            </text:list-item>
          </text:list>
          <text:list text:style-name="a1138">
            <text:list-item>
              <text:list text:style-name="a1138">
                <text:list-item>
                  <text:list text:style-name="a1138">
                    <text:list-item>
                      <text:p text:style-name="a1137" text:class-names="" text:cond-style-name=""><text:span text:style-name="a1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p text:style-name="a1140" text:class-names="" text:cond-style-name=""><text:span text:style-name="a1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list text:style-name="a1145">
                            <text:list-item>
                              <text:p text:style-name="a1144" text:class-names="" text:cond-style-name=""><text:span text:style-name="a1142" text:class-names="">Fifth level</text:span><text:span text:style-name="a1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6" presentation:style-name="a1162" draw:name="Content Placeholder 3" svg:x="5.0816in" svg:y="1.75521in" svg:width="4.41667in" svg:height="4.94792in" presentation:class="object" presentation:placeholder="false">
        <draw:text-box>
          <text:p text:style-name="a1148" text:class-names="" text:cond-style-name=""><text:span text:style-name="a1147" text:class-names="">Click to edit Master text styles</text:span></text:p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165" draw:name="Footer Placeholder 4" svg:x="2.21338in" svg:y="6.80394in" svg:width="3.16693in" svg:height="0.35118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218" presentation:style-name="a1168" draw:name="Date Placeholder 5" svg:x="5.89567in" svg:y="6.80394in" svg:width="1.76929in" svg:height="0.35118in" presentation:class="date-time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presentation:notes style:page-layout-name="pageLayout2" draw:style-name="a1193">
        <draw:custom-shape svg:x="0in" svg:y="0in" svg:width="7.5in" svg:height="10in" draw:id="id12" draw:style-name="a1173" draw:name="Rectangle 1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176" draw:name="Freeform 2">
          <svg:title/>
          <svg:desc/>
          <text:p text:style-name="a1175" text:class-names="" text:cond-style-name=""><text:span text:style-name="a117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179" draw:name="Header Placeholder 3" svg:x="-0.00039in" svg:y="0in" svg:width="3.24843in" svg:height="0.49882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15" presentation:style-name="a1182" draw:name="Date Placeholder 4" svg:x="4.24842in" svg:y="0in" svg:width="3.24803in" svg:height="0.49882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183" draw:name="Slide Image Placeholder 5">
          <svg:title/>
          <svg:desc/>
        </draw:page-thumbnail>
        <draw:frame draw:id="id17" presentation:style-name="a1186" draw:name="Notes Placeholder 6" svg:x="0.75in" svg:y="4.75in" svg:width="5.99843in" svg:height="4.4988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8" presentation:style-name="a1189" draw:name="Footer Placeholder 7" svg:x="-0.00039in" svg:y="9.49764in" svg:width="3.24843in" svg:height="0.49843in" presentation:class="foot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19" presentation:style-name="a1192" draw:name="Slide Number Placeholder 8" svg:x="4.24842in" svg:y="9.49764in" svg:width="3.24803in" svg:height="0.49843in" presentation:class="page-number" presentation:placeholder="false">
          <draw:text-box>
            <text:p text:style-name="a1191" text:class-names="" text:cond-style-name=""><text:span text:style-name="a1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194">
      <draw:custom-shape svg:x="0.00512in" svg:y="0.00512in" svg:width="9.98622in" svg:height="1.84055in" draw:id="id221" draw:layer="Master2-bg" draw:style-name="a1197" draw:name="Freeform 8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22" draw:layer="Master2-bg" draw:style-name="a1200" draw:name="Freeform 9">
        <svg:title/>
        <svg:desc/>
        <text:p text:style-name="a1199" text:class-names="" text:cond-style-name=""><text:span text:style-name="a11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23" draw:layer="Master2-bg" draw:style-name="a1203" draw:name="Freeform 10">
        <svg:title/>
        <svg:desc/>
        <text:p text:style-name="a1202" text:class-names="" text:cond-style-name=""><text:span text:style-name="a1201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24" draw:layer="Master2-bg" draw:style-name="a1206" draw:name="Straight Connector 11">
        <svg:title/>
        <svg:desc/>
        <text:p text:style-name="a1205" text:class-names="" text:cond-style-name=""><text:span text:style-name="a12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25" draw:layer="Master2-bg" draw:style-name="a1209" draw:name="Straight Connector 12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26" draw:layer="Master2-bg" draw:style-name="a1212" draw:name="Freeform 13">
        <svg:title/>
        <svg:desc/>
        <text:p text:style-name="a1211" text:class-names="" text:cond-style-name=""><text:span text:style-name="a1210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4" draw:id="id227">
        <svg:title/>
        <svg:desc/>
        <draw:frame draw:id="id235" draw:layer="Master2-bg" draw:style-name="a1263" draw:name="Picture 15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36" draw:layer="Master2-bg" draw:style-name="a1264" draw:name="Picture 16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28" presentation:style-name="a1216" draw:name="Title 1" svg:x="0.68924in" svg:y="0.39931in" svg:width="8.625in" svg:height="1.44965in" presentation:class="title" presentation:placeholder="false">
        <draw:text-box>
          <text:p text:style-name="a1215" text:class-names="" text:cond-style-name=""><text:span text:style-name="a1213" text:class-names="">Click to edit Master title style</text:span><text:span text:style-name="a1214" text:class-names=""/></text:p>
        </draw:text-box>
        <svg:title/>
        <svg:desc/>
      </draw:frame>
      <draw:frame draw:id="id229" presentation:style-name="a1220" draw:name="Text Placeholder 2" svg:x="0.68924in" svg:y="1.83854in" svg:width="4.2309in" svg:height="0.90104in" presentation:class="outline" presentation:placeholder="false">
        <draw:text-box>
          <text:list text:style-name="a1219">
            <text:list-item>
              <text:p text:style-name="a1218" text:class-names="" text:cond-style-name=""><text:span text:style-name="a1217" text:class-names="">Click to edit Master text styles</text:span></text:p>
            </text:list-item>
          </text:list>
        </draw:text-box>
        <svg:title/>
        <svg:desc/>
      </draw:frame>
      <draw:frame draw:id="id230" presentation:style-name="a1236" draw:name="Content Placeholder 3" svg:x="0.68924in" svg:y="2.73958in" svg:width="4.2309in" svg:height="4.02951in" presentation:class="object" presentation:placeholder="false">
        <draw:text-box>
          <text:p text:style-name="a1222" text:class-names="" text:cond-style-name=""><text:span text:style-name="a1221" text:class-names="">Click to edit Master text styles</text:span></text:p>
          <text:list text:style-name="a1225">
            <text:list-item>
              <text:list text:style-name="a1225">
                <text:list-item>
                  <text:p text:style-name="a1224" text:class-names="" text:cond-style-name=""><text:span text:style-name="a1223" text:class-names="">Second level</text:span></text:p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p text:style-name="a1227" text:class-names="" text:cond-style-name=""><text:span text:style-name="a1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p text:style-name="a1230" text:class-names="" text:cond-style-name=""><text:span text:style-name="a1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5">
            <text:list-item>
              <text:list text:style-name="a1235">
                <text:list-item>
                  <text:list text:style-name="a1235">
                    <text:list-item>
                      <text:list text:style-name="a1235">
                        <text:list-item>
                          <text:list text:style-name="a1235">
                            <text:list-item>
                              <text:p text:style-name="a1234" text:class-names="" text:cond-style-name=""><text:span text:style-name="a1232" text:class-names="">Fifth level</text:span><text:span text:style-name="a1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240" draw:name="Text Placeholder 4" svg:x="5.0625in" svg:y="1.83854in" svg:width="4.25174in" svg:height="0.90104in" presentation:class="outline" presentation:placeholder="false">
        <draw:text-box>
          <text:list text:style-name="a1239">
            <text:list-item>
              <text:p text:style-name="a1238" text:class-names="" text:cond-style-name=""><text:span text:style-name="a1237" text:class-names="">Click to edit Master text styles</text:span></text:p>
            </text:list-item>
          </text:list>
        </draw:text-box>
        <svg:title/>
        <svg:desc/>
      </draw:frame>
      <draw:frame draw:id="id232" presentation:style-name="a1256" draw:name="Content Placeholder 5" svg:x="5.0625in" svg:y="2.73958in" svg:width="4.25174in" svg:height="4.02951in" presentation:class="object" presentation:placeholder="false">
        <draw:text-box>
          <text:p text:style-name="a1242" text:class-names="" text:cond-style-name=""><text:span text:style-name="a1241" text:class-names="">Click to edit Master text styles</text:span></text:p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3" presentation:style-name="a1259" draw:name="Footer Placeholder 6" svg:x="2.21338in" svg:y="6.80394in" svg:width="3.16693in" svg:height="0.35118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234" presentation:style-name="a1262" draw:name="Date Placeholder 7" svg:x="5.89567in" svg:y="6.80394in" svg:width="1.76929in" svg:height="0.35118in" presentation:class="date-time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presentation:notes style:page-layout-name="pageLayout2" draw:style-name="a1287">
        <draw:custom-shape svg:x="0in" svg:y="0in" svg:width="7.5in" svg:height="10in" draw:id="id12" draw:style-name="a1267" draw:name="Rectangle 1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270" draw:name="Freeform 2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273" draw:name="Header Placeholder 3" svg:x="-0.00039in" svg:y="0in" svg:width="3.24843in" svg:height="0.49882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5" presentation:style-name="a1276" draw:name="Date Placeholder 4" svg:x="4.24842in" svg:y="0in" svg:width="3.24803in" svg:height="0.49882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277" draw:name="Slide Image Placeholder 5">
          <svg:title/>
          <svg:desc/>
        </draw:page-thumbnail>
        <draw:frame draw:id="id17" presentation:style-name="a1280" draw:name="Notes Placeholder 6" svg:x="0.75in" svg:y="4.75in" svg:width="5.99843in" svg:height="4.49882in" presentation:class="notes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18" presentation:style-name="a1283" draw:name="Footer Placeholder 7" svg:x="-0.00039in" svg:y="9.49764in" svg:width="3.24843in" svg:height="0.49843in" presentation:class="foot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9" presentation:style-name="a1286" draw:name="Slide Number Placeholder 8" svg:x="4.24842in" svg:y="9.49764in" svg:width="3.24803in" svg:height="0.49843in" presentation:class="page-number" presentation:placeholder="false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288">
      <draw:custom-shape svg:x="0.00512in" svg:y="0.00512in" svg:width="9.98622in" svg:height="1.84055in" draw:id="id237" draw:layer="Master2-bg" draw:style-name="a1291" draw:name="Freeform 4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38" draw:layer="Master2-bg" draw:style-name="a1294" draw:name="Freeform 5">
        <svg:title/>
        <svg:desc/>
        <text:p text:style-name="a1293" text:class-names="" text:cond-style-name=""><text:span text:style-name="a1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39" draw:layer="Master2-bg" draw:style-name="a1297" draw:name="Freeform 6">
        <svg:title/>
        <svg:desc/>
        <text:p text:style-name="a1296" text:class-names="" text:cond-style-name=""><text:span text:style-name="a1295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40" draw:layer="Master2-bg" draw:style-name="a1300" draw:name="Straight Connector 7">
        <svg:title/>
        <svg:desc/>
        <text:p text:style-name="a1299" text:class-names="" text:cond-style-name=""><text:span text:style-name="a129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41" draw:layer="Master2-bg" draw:style-name="a1303" draw:name="Straight Connector 8">
        <svg:title/>
        <svg:desc/>
        <text:p text:style-name="a1302" text:class-names="" text:cond-style-name=""><text:span text:style-name="a13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42" draw:layer="Master2-bg" draw:style-name="a1306" draw:name="Freeform 9">
        <svg:title/>
        <svg:desc/>
        <text:p text:style-name="a1305" text:class-names="" text:cond-style-name=""><text:span text:style-name="a1304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0" draw:id="id243">
        <svg:title/>
        <svg:desc/>
        <draw:frame draw:id="id247" draw:layer="Master2-bg" draw:style-name="a1317" draw:name="Picture 11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48" draw:layer="Master2-bg" draw:style-name="a1318" draw:name="Picture 12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44" presentation:style-name="a1310" draw:name="Title 1" svg:x="0.42677in" svg:y="2.72717in" svg:width="8.69803in" svg:height="1.6063in" presentation:class="title" presentation:placeholder="false">
        <draw:text-box>
          <text:p text:style-name="a1309" text:class-names="" text:cond-style-name=""><text:span text:style-name="a1307" text:class-names="">Click to edit Master title style</text:span><text:span text:style-name="a1308" text:class-names=""/></text:p>
        </draw:text-box>
        <svg:title/>
        <svg:desc/>
      </draw:frame>
      <draw:frame draw:id="id245" presentation:style-name="a1313" draw:name="Footer Placeholder 2" svg:x="2.21338in" svg:y="6.80394in" svg:width="3.16693in" svg:height="0.35118in" presentation:class="footer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246" presentation:style-name="a1316" draw:name="Date Placeholder 3" svg:x="5.89567in" svg:y="6.80394in" svg:width="1.76929in" svg:height="0.35118in" presentation:class="date-time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presentation:notes style:page-layout-name="pageLayout2" draw:style-name="a1341">
        <draw:custom-shape svg:x="0in" svg:y="0in" svg:width="7.5in" svg:height="10in" draw:id="id12" draw:style-name="a1321" draw:name="Rectangle 1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324" draw:name="Freeform 2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327" draw:name="Header Placeholder 3" svg:x="-0.00039in" svg:y="0in" svg:width="3.24843in" svg:height="0.49882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15" presentation:style-name="a1330" draw:name="Date Placeholder 4" svg:x="4.24842in" svg:y="0in" svg:width="3.24803in" svg:height="0.49882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331" draw:name="Slide Image Placeholder 5">
          <svg:title/>
          <svg:desc/>
        </draw:page-thumbnail>
        <draw:frame draw:id="id17" presentation:style-name="a1334" draw:name="Notes Placeholder 6" svg:x="0.75in" svg:y="4.75in" svg:width="5.99843in" svg:height="4.49882in" presentation:class="notes" presentation:placeholder="false">
          <draw:text-box>
            <text:p text:style-name="a1333" text:class-names="" text:cond-style-name=""><text:span text:style-name="a1332" text:class-names=""/></text:p>
          </draw:text-box>
          <svg:title/>
          <svg:desc/>
        </draw:frame>
        <draw:frame draw:id="id18" presentation:style-name="a1337" draw:name="Footer Placeholder 7" svg:x="-0.00039in" svg:y="9.49764in" svg:width="3.24843in" svg:height="0.49843in" presentation:class="footer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19" presentation:style-name="a1340" draw:name="Slide Number Placeholder 8" svg:x="4.24842in" svg:y="9.49764in" svg:width="3.24803in" svg:height="0.49843in" presentation:class="page-number" presentation:placeholder="false">
          <draw:text-box>
            <text:p text:style-name="a1339" text:class-names="" text:cond-style-name=""><text:span text:style-name="a1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342">
      <draw:custom-shape svg:x="0.00512in" svg:y="0.00512in" svg:width="9.98622in" svg:height="1.84055in" draw:id="id249" draw:layer="Master2-bg" draw:style-name="a1345" draw:name="Freeform 3">
        <svg:title/>
        <svg:desc/>
        <text:p text:style-name="a1344" text:class-names="" text:cond-style-name=""><text:span text:style-name="a13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50" draw:layer="Master2-bg" draw:style-name="a1348" draw:name="Freeform 4">
        <svg:title/>
        <svg:desc/>
        <text:p text:style-name="a1347" text:class-names="" text:cond-style-name=""><text:span text:style-name="a13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51" draw:layer="Master2-bg" draw:style-name="a1351" draw:name="Freeform 5">
        <svg:title/>
        <svg:desc/>
        <text:p text:style-name="a1350" text:class-names="" text:cond-style-name=""><text:span text:style-name="a1349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52" draw:layer="Master2-bg" draw:style-name="a1354" draw:name="Straight Connector 6">
        <svg:title/>
        <svg:desc/>
        <text:p text:style-name="a1353" text:class-names="" text:cond-style-name=""><text:span text:style-name="a135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53" draw:layer="Master2-bg" draw:style-name="a1357" draw:name="Straight Connector 7">
        <svg:title/>
        <svg:desc/>
        <text:p text:style-name="a1356" text:class-names="" text:cond-style-name=""><text:span text:style-name="a13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54" draw:layer="Master2-bg" draw:style-name="a1360" draw:name="Freeform 8">
        <svg:title/>
        <svg:desc/>
        <text:p text:style-name="a1359" text:class-names="" text:cond-style-name=""><text:span text:style-name="a1358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9" draw:id="id255">
        <svg:title/>
        <svg:desc/>
        <draw:frame draw:id="id258" draw:layer="Master2-bg" draw:style-name="a1367" draw:name="Picture 10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59" draw:layer="Master2-bg" draw:style-name="a1368" draw:name="Picture 11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56" presentation:style-name="a1363" draw:name="Footer Placeholder 1" svg:x="2.21338in" svg:y="6.80394in" svg:width="3.16693in" svg:height="0.35118in" presentation:class="footer" presentation:placeholder="false">
        <draw:text-box>
          <text:p text:style-name="a1362" text:class-names="" text:cond-style-name=""><text:span text:style-name="a1361" text:class-names=""/></text:p>
        </draw:text-box>
        <svg:title/>
        <svg:desc/>
      </draw:frame>
      <draw:frame draw:id="id257" presentation:style-name="a1366" draw:name="Date Placeholder 2" svg:x="5.89567in" svg:y="6.80394in" svg:width="1.76929in" svg:height="0.35118in" presentation:class="date-time" presentation:placeholder="false">
        <draw:text-box>
          <text:p text:style-name="a1365" text:class-names="" text:cond-style-name=""><text:span text:style-name="a1364" text:class-names=""/></text:p>
        </draw:text-box>
        <svg:title/>
        <svg:desc/>
      </draw:frame>
      <presentation:notes style:page-layout-name="pageLayout2" draw:style-name="a1391">
        <draw:custom-shape svg:x="0in" svg:y="0in" svg:width="7.5in" svg:height="10in" draw:id="id12" draw:style-name="a1371" draw:name="Rectangle 1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374" draw:name="Freeform 2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377" draw:name="Header Placeholder 3" svg:x="-0.00039in" svg:y="0in" svg:width="3.24843in" svg:height="0.49882in" presentation:class="header" presentation:placeholder="false">
          <draw:text-box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15" presentation:style-name="a1380" draw:name="Date Placeholder 4" svg:x="4.24842in" svg:y="0in" svg:width="3.24803in" svg:height="0.49882in" presentation:class="date-time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381" draw:name="Slide Image Placeholder 5">
          <svg:title/>
          <svg:desc/>
        </draw:page-thumbnail>
        <draw:frame draw:id="id17" presentation:style-name="a1384" draw:name="Notes Placeholder 6" svg:x="0.75in" svg:y="4.75in" svg:width="5.99843in" svg:height="4.49882in" presentation:class="notes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8" presentation:style-name="a1387" draw:name="Footer Placeholder 7" svg:x="-0.00039in" svg:y="9.49764in" svg:width="3.24843in" svg:height="0.49843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19" presentation:style-name="a1390" draw:name="Slide Number Placeholder 8" svg:x="4.24842in" svg:y="9.49764in" svg:width="3.24803in" svg:height="0.49843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392">
      <draw:custom-shape svg:x="0.00512in" svg:y="0.00512in" svg:width="9.98622in" svg:height="1.84055in" draw:id="id260" draw:layer="Master2-bg" draw:style-name="a1395" draw:name="Freeform 6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61" draw:layer="Master2-bg" draw:style-name="a1398" draw:name="Freeform 7">
        <svg:title/>
        <svg:desc/>
        <text:p text:style-name="a1397" text:class-names="" text:cond-style-name=""><text:span text:style-name="a1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62" draw:layer="Master2-bg" draw:style-name="a1401" draw:name="Freeform 8">
        <svg:title/>
        <svg:desc/>
        <text:p text:style-name="a1400" text:class-names="" text:cond-style-name=""><text:span text:style-name="a1399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63" draw:layer="Master2-bg" draw:style-name="a1404" draw:name="Straight Connector 9">
        <svg:title/>
        <svg:desc/>
        <text:p text:style-name="a1403" text:class-names="" text:cond-style-name=""><text:span text:style-name="a14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64" draw:layer="Master2-bg" draw:style-name="a1407" draw:name="Straight Connector 10">
        <svg:title/>
        <svg:desc/>
        <text:p text:style-name="a1406" text:class-names="" text:cond-style-name=""><text:span text:style-name="a14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65" draw:layer="Master2-bg" draw:style-name="a1410" draw:name="Freeform 11">
        <svg:title/>
        <svg:desc/>
        <text:p text:style-name="a1409" text:class-names="" text:cond-style-name=""><text:span text:style-name="a1408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2" draw:id="id266">
        <svg:title/>
        <svg:desc/>
        <draw:frame draw:id="id272" draw:layer="Master2-bg" draw:style-name="a1441" draw:name="Picture 13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73" draw:layer="Master2-bg" draw:style-name="a1442" draw:name="Picture 14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67" presentation:style-name="a1414" draw:name="Title 1" svg:x="0.68924in" svg:y="0.5in" svg:width="3.22569in" svg:height="1.75in" presentation:class="title" presentation:placeholder="false">
        <draw:text-box>
          <text:p text:style-name="a1413" text:class-names="" text:cond-style-name=""><text:span text:style-name="a1411" text:class-names="">Click to edit Master title style</text:span><text:span text:style-name="a1412" text:class-names=""/></text:p>
        </draw:text-box>
        <svg:title/>
        <svg:desc/>
      </draw:frame>
      <draw:frame draw:id="id268" presentation:style-name="a1430" draw:name="Content Placeholder 2" svg:x="4.25174in" svg:y="1.07986in" svg:width="5.0625in" svg:height="5.32986in" presentation:class="object" presentation:placeholder="false">
        <draw:text-box>
          <text:p text:style-name="a1416" text:class-names="" text:cond-style-name=""><text:span text:style-name="a1415" text:class-names="">Click to edit Master text styles</text:span></text:p>
          <text:list text:style-name="a1419">
            <text:list-item>
              <text:list text:style-name="a1419">
                <text:list-item>
                  <text:p text:style-name="a1418" text:class-names="" text:cond-style-name=""><text:span text:style-name="a1417" text:class-names="">Second level</text:span></text:p>
                </text:list-item>
              </text:list>
            </text:list-item>
          </text:list>
          <text:list text:style-name="a1422">
            <text:list-item>
              <text:list text:style-name="a1422">
                <text:list-item>
                  <text:list text:style-name="a1422">
                    <text:list-item>
                      <text:p text:style-name="a1421" text:class-names="" text:cond-style-name=""><text:span text:style-name="a1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list text:style-name="a1425">
                        <text:list-item>
                          <text:p text:style-name="a1424" text:class-names="" text:cond-style-name=""><text:span text:style-name="a1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list text:style-name="a1429">
                        <text:list-item>
                          <text:list text:style-name="a1429">
                            <text:list-item>
                              <text:p text:style-name="a1428" text:class-names="" text:cond-style-name=""><text:span text:style-name="a1426" text:class-names="">Fifth level</text:span><text:span text:style-name="a1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1434" draw:name="Text Placeholder 3" svg:x="0.68924in" svg:y="2.25in" svg:width="3.22569in" svg:height="4.1684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Click to edit Master text styles</text:span></text:p>
            </text:list-item>
          </text:list>
        </draw:text-box>
        <svg:title/>
        <svg:desc/>
      </draw:frame>
      <draw:frame draw:id="id270" presentation:style-name="a1437" draw:name="Footer Placeholder 4" svg:x="2.21338in" svg:y="6.80394in" svg:width="3.16693in" svg:height="0.35118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271" presentation:style-name="a1440" draw:name="Date Placeholder 5" svg:x="5.89567in" svg:y="6.80394in" svg:width="1.76929in" svg:height="0.35118in" presentation:class="date-time" presentation:placeholder="false">
        <draw:text-box>
          <text:p text:style-name="a1439" text:class-names="" text:cond-style-name=""><text:span text:style-name="a1438" text:class-names=""/></text:p>
        </draw:text-box>
        <svg:title/>
        <svg:desc/>
      </draw:frame>
      <presentation:notes style:page-layout-name="pageLayout2" draw:style-name="a1465">
        <draw:custom-shape svg:x="0in" svg:y="0in" svg:width="7.5in" svg:height="10in" draw:id="id12" draw:style-name="a1445" draw:name="Rectangle 1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448" draw:name="Freeform 2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451" draw:name="Header Placeholder 3" svg:x="-0.00039in" svg:y="0in" svg:width="3.24843in" svg:height="0.49882in" presentation:class="head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15" presentation:style-name="a1454" draw:name="Date Placeholder 4" svg:x="4.24842in" svg:y="0in" svg:width="3.24803in" svg:height="0.49882in" presentation:class="date-time" presentation:placeholder="false">
          <draw:text-box>
            <text:p text:style-name="a1453" text:class-names="" text:cond-style-name=""><text:span text:style-name="a1452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455" draw:name="Slide Image Placeholder 5">
          <svg:title/>
          <svg:desc/>
        </draw:page-thumbnail>
        <draw:frame draw:id="id17" presentation:style-name="a1458" draw:name="Notes Placeholder 6" svg:x="0.75in" svg:y="4.75in" svg:width="5.99843in" svg:height="4.49882in" presentation:class="notes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8" presentation:style-name="a1461" draw:name="Footer Placeholder 7" svg:x="-0.00039in" svg:y="9.49764in" svg:width="3.24843in" svg:height="0.49843in" presentation:class="footer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19" presentation:style-name="a1464" draw:name="Slide Number Placeholder 8" svg:x="4.24842in" svg:y="9.49764in" svg:width="3.24803in" svg:height="0.49843in" presentation:class="page-number" presentation:placeholder="false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466">
      <draw:custom-shape svg:x="0.00512in" svg:y="0.00512in" svg:width="9.98622in" svg:height="1.84055in" draw:id="id274" draw:layer="Master2-bg" draw:style-name="a1469" draw:name="Freeform 6">
        <svg:title/>
        <svg:desc/>
        <text:p text:style-name="a1468" text:class-names="" text:cond-style-name=""><text:span text:style-name="a14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75" draw:layer="Master2-bg" draw:style-name="a1472" draw:name="Freeform 7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76" draw:layer="Master2-bg" draw:style-name="a1475" draw:name="Freeform 8">
        <svg:title/>
        <svg:desc/>
        <text:p text:style-name="a1474" text:class-names="" text:cond-style-name=""><text:span text:style-name="a1473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77" draw:layer="Master2-bg" draw:style-name="a1478" draw:name="Straight Connector 9">
        <svg:title/>
        <svg:desc/>
        <text:p text:style-name="a1477" text:class-names="" text:cond-style-name=""><text:span text:style-name="a147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78" draw:layer="Master2-bg" draw:style-name="a1481" draw:name="Straight Connector 10">
        <svg:title/>
        <svg:desc/>
        <text:p text:style-name="a1480" text:class-names="" text:cond-style-name=""><text:span text:style-name="a147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79" draw:layer="Master2-bg" draw:style-name="a1484" draw:name="Freeform 11">
        <svg:title/>
        <svg:desc/>
        <text:p text:style-name="a1483" text:class-names="" text:cond-style-name=""><text:span text:style-name="a1482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2" draw:id="id280">
        <svg:title/>
        <svg:desc/>
        <draw:frame draw:id="id286" draw:layer="Master2-bg" draw:style-name="a1502" draw:name="Picture 13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287" draw:layer="Master2-bg" draw:style-name="a1503" draw:name="Picture 14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81" presentation:style-name="a1488" draw:name="Title 1" svg:x="0.68924in" svg:y="0.5in" svg:width="3.22569in" svg:height="1.75in" presentation:class="title" presentation:placeholder="false">
        <draw:text-box>
          <text:p text:style-name="a1487" text:class-names="" text:cond-style-name=""><text:span text:style-name="a1485" text:class-names="">Click to edit Master title style</text:span><text:span text:style-name="a1486" text:class-names=""/></text:p>
        </draw:text-box>
        <svg:title/>
        <svg:desc/>
      </draw:frame>
      <draw:frame draw:id="id282" presentation:style-name="a1491" draw:name="Picture Placeholder 2" svg:x="4.25174in" svg:y="1.07986in" svg:width="5.0625in" svg:height="5.32986in" presentation:class="graphic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283" presentation:style-name="a1495" draw:name="Text Placeholder 3" svg:x="0.68924in" svg:y="2.25in" svg:width="3.22569in" svg:height="4.1684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284" presentation:style-name="a1498" draw:name="Footer Placeholder 4" svg:x="2.21338in" svg:y="6.80394in" svg:width="3.16693in" svg:height="0.35118in" presentation:class="footer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285" presentation:style-name="a1501" draw:name="Date Placeholder 5" svg:x="5.89567in" svg:y="6.80394in" svg:width="1.76929in" svg:height="0.35118in" presentation:class="date-time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presentation:notes style:page-layout-name="pageLayout2" draw:style-name="a1526">
        <draw:custom-shape svg:x="0in" svg:y="0in" svg:width="7.5in" svg:height="10in" draw:id="id12" draw:style-name="a1506" draw:name="Rectangle 1">
          <svg:title/>
          <svg:desc/>
          <text:p text:style-name="a1505" text:class-names="" text:cond-style-name=""><text:span text:style-name="a1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509" draw:name="Freeform 2">
          <svg:title/>
          <svg:desc/>
          <text:p text:style-name="a1508" text:class-names="" text:cond-style-name=""><text:span text:style-name="a150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512" draw:name="Header Placeholder 3" svg:x="-0.00039in" svg:y="0in" svg:width="3.24843in" svg:height="0.49882in" presentation:class="header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5" presentation:style-name="a1515" draw:name="Date Placeholder 4" svg:x="4.24842in" svg:y="0in" svg:width="3.24803in" svg:height="0.49882in" presentation:class="date-time" presentation:placeholder="false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516" draw:name="Slide Image Placeholder 5">
          <svg:title/>
          <svg:desc/>
        </draw:page-thumbnail>
        <draw:frame draw:id="id17" presentation:style-name="a1519" draw:name="Notes Placeholder 6" svg:x="0.75in" svg:y="4.75in" svg:width="5.99843in" svg:height="4.49882in" presentation:class="notes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8" presentation:style-name="a1522" draw:name="Footer Placeholder 7" svg:x="-0.00039in" svg:y="9.49764in" svg:width="3.24843in" svg:height="0.49843in" presentation:class="footer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19" presentation:style-name="a1525" draw:name="Slide Number Placeholder 8" svg:x="4.24842in" svg:y="9.49764in" svg:width="3.24803in" svg:height="0.49843in" presentation:class="page-number" presentation:placeholder="false">
          <draw:text-box>
            <text:p text:style-name="a1524" text:class-names="" text:cond-style-name=""><text:span text:style-name="a1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527">
      <draw:custom-shape svg:x="0.00512in" svg:y="0.00512in" svg:width="9.98622in" svg:height="1.84055in" draw:id="id288" draw:layer="Master2-bg" draw:style-name="a1530" draw:name="Freeform 5">
        <svg:title/>
        <svg:desc/>
        <text:p text:style-name="a1529" text:class-names="" text:cond-style-name=""><text:span text:style-name="a15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289" draw:layer="Master2-bg" draw:style-name="a1533" draw:name="Freeform 6">
        <svg:title/>
        <svg:desc/>
        <text:p text:style-name="a1532" text:class-names="" text:cond-style-name=""><text:span text:style-name="a15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290" draw:layer="Master2-bg" draw:style-name="a1536" draw:name="Freeform 7">
        <svg:title/>
        <svg:desc/>
        <text:p text:style-name="a1535" text:class-names="" text:cond-style-name=""><text:span text:style-name="a1534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291" draw:layer="Master2-bg" draw:style-name="a1539" draw:name="Straight Connector 8">
        <svg:title/>
        <svg:desc/>
        <text:p text:style-name="a1538" text:class-names="" text:cond-style-name=""><text:span text:style-name="a153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292" draw:layer="Master2-bg" draw:style-name="a1542" draw:name="Straight Connector 9">
        <svg:title/>
        <svg:desc/>
        <text:p text:style-name="a1541" text:class-names="" text:cond-style-name=""><text:span text:style-name="a154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293" draw:layer="Master2-bg" draw:style-name="a1545" draw:name="Freeform 10">
        <svg:title/>
        <svg:desc/>
        <text:p text:style-name="a1544" text:class-names="" text:cond-style-name=""><text:span text:style-name="a1543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1" draw:id="id294">
        <svg:title/>
        <svg:desc/>
        <draw:frame draw:id="id299" draw:layer="Master2-bg" draw:style-name="a1573" draw:name="Picture 12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300" draw:layer="Master2-bg" draw:style-name="a1574" draw:name="Picture 13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295" presentation:style-name="a1549" draw:name="Title 1" svg:x="0.42677in" svg:y="2.72717in" svg:width="8.69803in" svg:height="1.6063in" presentation:class="title" presentation:placeholder="false">
        <draw:text-box>
          <text:p text:style-name="a1548" text:class-names="" text:cond-style-name=""><text:span text:style-name="a1546" text:class-names="">Click to edit Master title style</text:span><text:span text:style-name="a1547" text:class-names=""/></text:p>
        </draw:text-box>
        <svg:title/>
        <svg:desc/>
      </draw:frame>
      <draw:frame draw:id="id296" presentation:style-name="a1566" draw:name="Vertical Text Placeholder 2" svg:x="0.5in" svg:y="1.75512in" svg:width="8.99843in" svg:height="4.94843in" presentation:class="outline" presentation:placeholder="false">
        <draw:text-box>
          <text:list text:style-name="a1552">
            <text:list-item>
              <text:p text:style-name="a1551" text:class-names="" text:cond-style-name=""><text:span text:style-name="a1550" text:class-names="">Click to edit Master text styles</text:span></text:p>
            </text:list-item>
          </text:list>
          <text:list text:style-name="a1555">
            <text:list-item>
              <text:list text:style-name="a1555">
                <text:list-item>
                  <text:p text:style-name="a1554" text:class-names="" text:cond-style-name=""><text:span text:style-name="a1553" text:class-names="">Second level</text:span></text:p>
                </text:list-item>
              </text:list>
            </text:list-item>
          </text:list>
          <text:list text:style-name="a1558">
            <text:list-item>
              <text:list text:style-name="a1558">
                <text:list-item>
                  <text:list text:style-name="a1558">
                    <text:list-item>
                      <text:p text:style-name="a1557" text:class-names="" text:cond-style-name=""><text:span text:style-name="a15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1">
            <text:list-item>
              <text:list text:style-name="a1561">
                <text:list-item>
                  <text:list text:style-name="a1561">
                    <text:list-item>
                      <text:list text:style-name="a1561">
                        <text:list-item>
                          <text:p text:style-name="a1560" text:class-names="" text:cond-style-name=""><text:span text:style-name="a15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5">
            <text:list-item>
              <text:list text:style-name="a1565">
                <text:list-item>
                  <text:list text:style-name="a1565">
                    <text:list-item>
                      <text:list text:style-name="a1565">
                        <text:list-item>
                          <text:list text:style-name="a1565">
                            <text:list-item>
                              <text:p text:style-name="a1564" text:class-names="" text:cond-style-name=""><text:span text:style-name="a1562" text:class-names="">Fifth level</text:span><text:span text:style-name="a15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7" presentation:style-name="a1569" draw:name="Footer Placeholder 3" svg:x="2.21338in" svg:y="6.80394in" svg:width="3.16693in" svg:height="0.35118in" presentation:class="footer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298" presentation:style-name="a1572" draw:name="Date Placeholder 4" svg:x="5.89567in" svg:y="6.80394in" svg:width="1.76929in" svg:height="0.35118in" presentation:class="date-time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presentation:notes style:page-layout-name="pageLayout2" draw:style-name="a1597">
        <draw:custom-shape svg:x="0in" svg:y="0in" svg:width="7.5in" svg:height="10in" draw:id="id12" draw:style-name="a1577" draw:name="Rectangle 1">
          <svg:title/>
          <svg:desc/>
          <text:p text:style-name="a1576" text:class-names="" text:cond-style-name=""><text:span text:style-name="a1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580" draw:name="Freeform 2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583" draw:name="Header Placeholder 3" svg:x="-0.00039in" svg:y="0in" svg:width="3.24843in" svg:height="0.49882in" presentation:class="header" presentation:placeholder="false">
          <draw:text-box>
            <text:p text:style-name="a1582" text:class-names="" text:cond-style-name=""><text:span text:style-name="a1581" text:class-names=""/></text:p>
          </draw:text-box>
          <svg:title/>
          <svg:desc/>
        </draw:frame>
        <draw:frame draw:id="id15" presentation:style-name="a1586" draw:name="Date Placeholder 4" svg:x="4.24842in" svg:y="0in" svg:width="3.24803in" svg:height="0.49882in" presentation:class="date-time" presentation:placeholder="false">
          <draw:text-box>
            <text:p text:style-name="a1585" text:class-names="" text:cond-style-name=""><text:span text:style-name="a1584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587" draw:name="Slide Image Placeholder 5">
          <svg:title/>
          <svg:desc/>
        </draw:page-thumbnail>
        <draw:frame draw:id="id17" presentation:style-name="a1590" draw:name="Notes Placeholder 6" svg:x="0.75in" svg:y="4.75in" svg:width="5.99843in" svg:height="4.49882in" presentation:class="notes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18" presentation:style-name="a1593" draw:name="Footer Placeholder 7" svg:x="-0.00039in" svg:y="9.49764in" svg:width="3.24843in" svg:height="0.49843in" presentation:class="footer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19" presentation:style-name="a1596" draw:name="Slide Number Placeholder 8" svg:x="4.24842in" svg:y="9.49764in" svg:width="3.24803in" svg:height="0.49843in" presentation:class="page-number" presentation:placeholder="false">
          <draw:text-box>
            <text:p text:style-name="a1595" text:class-names="" text:cond-style-name=""><text:span text:style-name="a1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598">
      <draw:custom-shape svg:x="0.00512in" svg:y="0.00512in" svg:width="9.98622in" svg:height="1.84055in" draw:id="id301" draw:layer="Master2-bg" draw:style-name="a1601" draw:name="Freeform 5">
        <svg:title/>
        <svg:desc/>
        <text:p text:style-name="a1600" text:class-names="" text:cond-style-name=""><text:span text:style-name="a15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512in" svg:y="5.65276in" svg:width="9.98622in" svg:height="1.84016in" draw:id="id302" draw:layer="Master2-bg" draw:style-name="a1604" draw:name="Freeform 6">
        <svg:title/>
        <svg:desc/>
        <text:p text:style-name="a1603" text:class-names="" text:cond-style-name=""><text:span text:style-name="a160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19449in" svg:y="1.40787in" svg:width="4.4878in" svg:height="0.33504in" draw:id="id303" draw:layer="Master2-bg" draw:style-name="a1607" draw:name="Freeform 7">
        <svg:title/>
        <svg:desc/>
        <text:p text:style-name="a1606" text:class-names="" text:cond-style-name=""><text:span text:style-name="a1605" text:class-names="">IBM PHP Runtime Team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2.03819in" svg:y="4.61102in" svg:width="0.00158in" svg:height="1.02441in" draw:id="id304" draw:layer="Master2-bg" draw:style-name="a1610" draw:name="Straight Connector 8">
        <svg:title/>
        <svg:desc/>
        <text:p text:style-name="a1609" text:class-names="" text:cond-style-name=""><text:span text:style-name="a16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2.03661in" svg:y="1.48583in" svg:width="0.00157in" svg:height="0.3626in" draw:id="id305" draw:layer="Master2-bg" draw:style-name="a1613" draw:name="Straight Connector 9">
        <svg:title/>
        <svg:desc/>
        <text:p text:style-name="a1612" text:class-names="" text:cond-style-name=""><text:span text:style-name="a16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7.91654in" svg:y="6.83346in" svg:width="1.7937in" svg:height="0.30787in" draw:id="id306" draw:layer="Master2-bg" draw:style-name="a1616" draw:name="Freeform 10">
        <svg:title/>
        <svg:desc/>
        <text:p text:style-name="a1615" text:class-names="" text:cond-style-name=""><text:span text:style-name="a1614" text:class-names="">© 2006 IBM Corporation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roup 11" draw:id="id307">
        <svg:title/>
        <svg:desc/>
        <draw:frame draw:id="id312" draw:layer="Master2-bg" draw:style-name="a1644" draw:name="Picture 12" svg:x="8.22913in" svg:y="0.75157in" svg:width="1.09567in" svg:height="0.4378in" style:rel-width="scale" style:rel-height="scale">
          <draw:image xlink:href="media/image2.png" xlink:type="simple" xlink:show="embed" xlink:actuate="onLoad"/>
          <svg:title/>
          <svg:desc/>
        </draw:frame>
        <draw:frame draw:id="id313" draw:layer="Master2-bg" draw:style-name="a1645" draw:name="Picture 13" svg:x="9.33858in" svg:y="1.07795in" svg:width="0.13031in" svg:height="0.12165in" style:rel-width="scale" style:rel-height="scale">
          <draw:image xlink:href="media/image3.png" xlink:type="simple" xlink:show="embed" xlink:actuate="onLoad"/>
          <svg:title/>
          <svg:desc/>
        </draw:frame>
      </draw:g>
      <draw:frame draw:id="id308" presentation:style-name="a1620" draw:name="Vertical Title 1" svg:x="7.2309in" svg:y="1.75521in" svg:width="2.26736in" svg:height="4.94792in" presentation:class="title" presentation:placeholder="false">
        <draw:text-box>
          <text:p text:style-name="a1619" text:class-names="" text:cond-style-name=""><text:span text:style-name="a1617" text:class-names="">Click to edit Master title style</text:span><text:span text:style-name="a1618" text:class-names=""/></text:p>
        </draw:text-box>
        <svg:title/>
        <svg:desc/>
      </draw:frame>
      <draw:frame draw:id="id309" presentation:style-name="a1637" draw:name="Vertical Text Placeholder 2" svg:x="0.42708in" svg:y="1.75521in" svg:width="6.63715in" svg:height="4.94792in" presentation:class="outline" presentation:placeholder="false">
        <draw:text-box>
          <text:list text:style-name="a1623">
            <text:list-item>
              <text:p text:style-name="a1622" text:class-names="" text:cond-style-name=""><text:span text:style-name="a1621" text:class-names="">Click to edit Master text styles</text:span></text:p>
            </text:list-item>
          </text:list>
          <text:list text:style-name="a1626">
            <text:list-item>
              <text:list text:style-name="a1626">
                <text:list-item>
                  <text:p text:style-name="a1625" text:class-names="" text:cond-style-name=""><text:span text:style-name="a1624" text:class-names="">Second level</text:span></text:p>
                </text:list-item>
              </text:list>
            </text:list-item>
          </text:list>
          <text:list text:style-name="a1629">
            <text:list-item>
              <text:list text:style-name="a1629">
                <text:list-item>
                  <text:list text:style-name="a1629">
                    <text:list-item>
                      <text:p text:style-name="a1628" text:class-names="" text:cond-style-name=""><text:span text:style-name="a16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2">
            <text:list-item>
              <text:list text:style-name="a1632">
                <text:list-item>
                  <text:list text:style-name="a1632">
                    <text:list-item>
                      <text:list text:style-name="a1632">
                        <text:list-item>
                          <text:p text:style-name="a1631" text:class-names="" text:cond-style-name=""><text:span text:style-name="a16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6">
            <text:list-item>
              <text:list text:style-name="a1636">
                <text:list-item>
                  <text:list text:style-name="a1636">
                    <text:list-item>
                      <text:list text:style-name="a1636">
                        <text:list-item>
                          <text:list text:style-name="a1636">
                            <text:list-item>
                              <text:p text:style-name="a1635" text:class-names="" text:cond-style-name=""><text:span text:style-name="a1633" text:class-names="">Fifth level</text:span><text:span text:style-name="a16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0" presentation:style-name="a1640" draw:name="Footer Placeholder 3" svg:x="2.21338in" svg:y="6.80394in" svg:width="3.16693in" svg:height="0.35118in" presentation:class="footer" presentation:placeholder="false">
        <draw:text-box>
          <text:p text:style-name="a1639" text:class-names="" text:cond-style-name=""><text:span text:style-name="a1638" text:class-names=""/></text:p>
        </draw:text-box>
        <svg:title/>
        <svg:desc/>
      </draw:frame>
      <draw:frame draw:id="id311" presentation:style-name="a1643" draw:name="Date Placeholder 4" svg:x="5.89567in" svg:y="6.80394in" svg:width="1.76929in" svg:height="0.35118in" presentation:class="date-time" presentation:placeholder="false">
        <draw:text-box>
          <text:p text:style-name="a1642" text:class-names="" text:cond-style-name=""><text:span text:style-name="a1641" text:class-names=""/></text:p>
        </draw:text-box>
        <svg:title/>
        <svg:desc/>
      </draw:frame>
      <presentation:notes style:page-layout-name="pageLayout2" draw:style-name="a1668">
        <draw:custom-shape svg:x="0in" svg:y="0in" svg:width="7.5in" svg:height="10in" draw:id="id12" draw:style-name="a1648" draw:name="Rectangle 1">
          <svg:title/>
          <svg:desc/>
          <text:p text:style-name="a1647" text:class-names="" text:cond-style-name=""><text:span text:style-name="a1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7.5in" svg:height="10in" draw:id="id13" draw:style-name="a1651" draw:name="Freeform 2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" presentation:style-name="a1654" draw:name="Header Placeholder 3" svg:x="-0.00039in" svg:y="0in" svg:width="3.24843in" svg:height="0.49882in" presentation:class="head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5" presentation:style-name="a1657" draw:name="Date Placeholder 4" svg:x="4.24842in" svg:y="0in" svg:width="3.24803in" svg:height="0.49882in" presentation:class="date-time" presentation:placeholder="false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page-thumbnail svg:x="1.25in" svg:y="0.74961in" svg:width="4.99843in" svg:height="3.74882in" presentation:class="page" draw:id="id16" presentation:style-name="a1658" draw:name="Slide Image Placeholder 5">
          <svg:title/>
          <svg:desc/>
        </draw:page-thumbnail>
        <draw:frame draw:id="id17" presentation:style-name="a1661" draw:name="Notes Placeholder 6" svg:x="0.75in" svg:y="4.75in" svg:width="5.99843in" svg:height="4.49882in" presentation:class="notes" presentation:placeholder="false">
          <draw:text-box>
            <text:p text:style-name="a1660" text:class-names="" text:cond-style-name=""><text:span text:style-name="a1659" text:class-names=""/></text:p>
          </draw:text-box>
          <svg:title/>
          <svg:desc/>
        </draw:frame>
        <draw:frame draw:id="id18" presentation:style-name="a1664" draw:name="Footer Placeholder 7" svg:x="-0.00039in" svg:y="9.49764in" svg:width="3.24843in" svg:height="0.49843in" presentation:class="footer" presentation:placeholder="false">
          <draw:text-box>
            <text:p text:style-name="a1663" text:class-names="" text:cond-style-name=""><text:span text:style-name="a1662" text:class-names=""/></text:p>
          </draw:text-box>
          <svg:title/>
          <svg:desc/>
        </draw:frame>
        <draw:frame draw:id="id19" presentation:style-name="a1667" draw:name="Slide Number Placeholder 8" svg:x="4.24842in" svg:y="9.49764in" svg:width="3.24803in" svg:height="0.49843in" presentation:class="page-number" presentation:placeholder="false">
          <draw:text-box>
            <text:p text:style-name="a1666" text:class-names="" text:cond-style-name=""><text:span text:style-name="a16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69">
      <draw:frame draw:id="id314" presentation:style-name="a1672" draw:name="Header Placeholder 1" svg:x="0in" svg:y="0in" svg:width="3.25433in" svg:height="0.49961in" presentation:class="header" presentation:placeholder="false">
        <draw:text-box>
          <text:p text:style-name="a1671" text:class-names="" text:cond-style-name=""><text:span text:style-name="a1670" text:class-names=""/></text:p>
        </draw:text-box>
        <svg:title/>
        <svg:desc/>
      </draw:frame>
      <draw:frame draw:id="id315" presentation:style-name="a1675" draw:name="Date Placeholder 2" svg:x="4.24528in" svg:y="0in" svg:width="3.25433in" svg:height="0.49961in" presentation:class="date-time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316" presentation:style-name="a1678" draw:name="Footer Placeholder 3" svg:x="0in" svg:y="9.5in" svg:width="3.25433in" svg:height="0.49961in" presentation:class="footer" presentation:placeholder="false">
        <draw:text-box>
          <text:p text:style-name="a1677" text:class-names="" text:cond-style-name=""><text:span text:style-name="a1676" text:class-names=""/></text:p>
        </draw:text-box>
        <svg:title/>
        <svg:desc/>
      </draw:frame>
      <draw:frame draw:id="id317" presentation:style-name="a1681" draw:name="Slide Number Placeholder 4" svg:x="4.24528in" svg:y="9.5in" svg:width="3.25433in" svg:height="0.49961in" presentation:class="page-number" presentation:placeholder="false">
        <draw:text-box>
          <text:p text:style-name="a1680" text:class-names="" text:cond-style-name=""><text:span text:style-name="a1679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nderstanding PHP Opcodes</dc:title>
    <meta:initial-creator>Andy Wharmby</meta:initial-creator>
    <dc:creator>PANDEY Sujit</dc:creator>
    <dc:date>2016-03-17T08:23:19Z</dc:date>
    <meta:editing-cycles>1</meta:editing-cycles>
    <meta:editing-duration>PT1591S</meta:editing-duration>
    <meta:user-defined meta:name="Info 1"/>
    <meta:user-defined meta:name="Info 2"/>
    <meta:user-defined meta:name="Info 3"/>
    <meta:user-defined meta:name="Info 4"/>
    <meta:document-statistic meta:paragraph-count="13" meta:word-count="34"/>
  </office:meta>
</office:document-meta>
</file>